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Tabella2" style:family="table">
      <style:table-properties style:width="19.614cm" fo:margin-left="-1.189cm" table:align="left"/>
    </style:style>
    <style:style style:name="Tabella2.A" style:family="table-column">
      <style:table-column-properties style:column-width="2.205cm"/>
    </style:style>
    <style:style style:name="Tabella2.B" style:family="table-column">
      <style:table-column-properties style:column-width="1.905cm"/>
    </style:style>
    <style:style style:name="Tabella2.C" style:family="table-column">
      <style:table-column-properties style:column-width="2.187cm"/>
    </style:style>
    <style:style style:name="Tabella2.D" style:family="table-column">
      <style:table-column-properties style:column-width="1.614cm"/>
    </style:style>
    <style:style style:name="Tabella2.E" style:family="table-column">
      <style:table-column-properties style:column-width="1.702cm"/>
    </style:style>
    <style:style style:name="Tabella2.F" style:family="table-column">
      <style:table-column-properties style:column-width="1.887cm"/>
    </style:style>
    <style:style style:name="Tabella2.G" style:family="table-column">
      <style:table-column-properties style:column-width="2.011cm"/>
    </style:style>
    <style:style style:name="Tabella2.H" style:family="table-column">
      <style:table-column-properties style:column-width="1.993cm"/>
    </style:style>
    <style:style style:name="Tabella2.I" style:family="table-column">
      <style:table-column-properties style:column-width="2.293cm"/>
    </style:style>
    <style:style style:name="Tabella2.J" style:family="table-column">
      <style:table-column-properties style:column-width="1.817cm"/>
    </style:style>
    <style:style style:name="Tabella2.1" style:family="table-row">
      <style:table-row-properties style:min-row-height="1.19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2" style:family="table-row">
      <style:table-row-properties style:min-row-height="1.002cm"/>
    </style:style>
    <style:style style:name="Tabella2.A2" style:family="table-cell">
      <style:table-cell-properties fo:padding="0.097cm" fo:border-left="0.5pt solid #000000" fo:border-right="none" fo:border-top="none" fo:border-bottom="0.5pt solid #000000"/>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style:min-row-height="1.094cm"/>
    </style:style>
    <style:style style:name="Tabella2.4" style:family="table-row">
      <style:table-row-properties style:min-row-height="1.111cm"/>
    </style:style>
    <style:style style:name="Tabella2.5" style:family="table-row">
      <style:table-row-properties style:min-row-height="0.988cm"/>
    </style:style>
    <style:style style:name="Tabella2.7" style:family="table-row">
      <style:table-row-properties style:min-row-height="1.005cm"/>
    </style:style>
    <style:style style:name="Tabella3" style:family="table">
      <style:table-properties style:width="19.614cm" fo:margin-left="-1.189cm" table:align="left"/>
    </style:style>
    <style:style style:name="Tabella3.A" style:family="table-column">
      <style:table-column-properties style:column-width="2.205cm"/>
    </style:style>
    <style:style style:name="Tabella3.B" style:family="table-column">
      <style:table-column-properties style:column-width="1.905cm"/>
    </style:style>
    <style:style style:name="Tabella3.C" style:family="table-column">
      <style:table-column-properties style:column-width="2.187cm"/>
    </style:style>
    <style:style style:name="Tabella3.D" style:family="table-column">
      <style:table-column-properties style:column-width="1.411cm"/>
    </style:style>
    <style:style style:name="Tabella3.F" style:family="table-column">
      <style:table-column-properties style:column-width="1.887cm"/>
    </style:style>
    <style:style style:name="Tabella3.G" style:family="table-column">
      <style:table-column-properties style:column-width="2.011cm"/>
    </style:style>
    <style:style style:name="Tabella3.H" style:family="table-column">
      <style:table-column-properties style:column-width="1.993cm"/>
    </style:style>
    <style:style style:name="Tabella3.I" style:family="table-column">
      <style:table-column-properties style:column-width="2.293cm"/>
    </style:style>
    <style:style style:name="Tabella3.J" style:family="table-column">
      <style:table-column-properties style:column-width="1.817cm"/>
    </style:style>
    <style:style style:name="Tabella3.1" style:family="table-row">
      <style:table-row-properties style:min-row-height="1.199cm"/>
    </style:style>
    <style:style style:name="Tabella3.A1" style:family="table-cell">
      <style:table-cell-properties fo:padding="0.097cm" fo:border-left="0.5pt solid #000000" fo:border-right="none" fo:border-top="0.5pt solid #000000" fo:border-bottom="0.5pt solid #000000"/>
    </style:style>
    <style:style style:name="Tabella3.J1" style:family="table-cell">
      <style:table-cell-properties fo:padding="0.097cm" fo:border="0.5pt solid #000000"/>
    </style:style>
    <style:style style:name="Tabella3.2" style:family="table-row">
      <style:table-row-properties style:min-row-height="1.002cm"/>
    </style:style>
    <style:style style:name="Tabella3.A2" style:family="table-cell">
      <style:table-cell-properties fo:padding="0.097cm" fo:border-left="0.5pt solid #000000" fo:border-right="none" fo:border-top="none" fo:border-bottom="0.5pt solid #000000"/>
    </style:style>
    <style:style style:name="Tabella3.J2" style:family="table-cell">
      <style:table-cell-properties fo:padding="0.097cm" fo:border-left="0.5pt solid #000000" fo:border-right="0.5pt solid #000000" fo:border-top="none" fo:border-bottom="0.5pt solid #000000"/>
    </style:style>
    <style:style style:name="Tabella3.3" style:family="table-row">
      <style:table-row-properties style:min-row-height="1.094cm"/>
    </style:style>
    <style:style style:name="Tabella3.4" style:family="table-row">
      <style:table-row-properties style:min-row-height="1.111cm"/>
    </style:style>
    <style:style style:name="Tabella3.5" style:family="table-row">
      <style:table-row-properties style:min-row-height="0.988cm"/>
    </style:style>
    <style:style style:name="Tabella3.7" style:family="table-row">
      <style:table-row-properties style:min-row-height="1.005cm"/>
    </style:style>
    <style:style style:name="Tabella4" style:family="table">
      <style:table-properties style:width="19.614cm" fo:margin-left="-1.189cm" table:align="left"/>
    </style:style>
    <style:style style:name="Tabella4.A" style:family="table-column">
      <style:table-column-properties style:column-width="2.205cm"/>
    </style:style>
    <style:style style:name="Tabella4.B" style:family="table-column">
      <style:table-column-properties style:column-width="1.905cm"/>
    </style:style>
    <style:style style:name="Tabella4.C" style:family="table-column">
      <style:table-column-properties style:column-width="2.187cm"/>
    </style:style>
    <style:style style:name="Tabella4.D" style:family="table-column">
      <style:table-column-properties style:column-width="1.711cm"/>
    </style:style>
    <style:style style:name="Tabella4.E" style:family="table-column">
      <style:table-column-properties style:column-width="1.605cm"/>
    </style:style>
    <style:style style:name="Tabella4.F" style:family="table-column">
      <style:table-column-properties style:column-width="1.887cm"/>
    </style:style>
    <style:style style:name="Tabella4.G" style:family="table-column">
      <style:table-column-properties style:column-width="2.011cm"/>
    </style:style>
    <style:style style:name="Tabella4.H" style:family="table-column">
      <style:table-column-properties style:column-width="1.993cm"/>
    </style:style>
    <style:style style:name="Tabella4.I" style:family="table-column">
      <style:table-column-properties style:column-width="2.293cm"/>
    </style:style>
    <style:style style:name="Tabella4.J" style:family="table-column">
      <style:table-column-properties style:column-width="1.817cm"/>
    </style:style>
    <style:style style:name="Tabella4.1" style:family="table-row">
      <style:table-row-properties style:min-row-height="1.199cm"/>
    </style:style>
    <style:style style:name="Tabella4.A1" style:family="table-cell">
      <style:table-cell-properties fo:padding="0.097cm" fo:border-left="0.5pt solid #000000" fo:border-right="none" fo:border-top="0.5pt solid #000000" fo:border-bottom="0.5pt solid #000000"/>
    </style:style>
    <style:style style:name="Tabella4.J1" style:family="table-cell">
      <style:table-cell-properties fo:padding="0.097cm" fo:border="0.5pt solid #000000"/>
    </style:style>
    <style:style style:name="Tabella4.2" style:family="table-row">
      <style:table-row-properties style:min-row-height="1.002cm"/>
    </style:style>
    <style:style style:name="Tabella4.A2" style:family="table-cell">
      <style:table-cell-properties fo:padding="0.097cm" fo:border-left="0.5pt solid #000000" fo:border-right="none" fo:border-top="none" fo:border-bottom="0.5pt solid #000000"/>
    </style:style>
    <style:style style:name="Tabella4.J2" style:family="table-cell">
      <style:table-cell-properties fo:padding="0.097cm" fo:border-left="0.5pt solid #000000" fo:border-right="0.5pt solid #000000" fo:border-top="none" fo:border-bottom="0.5pt solid #000000"/>
    </style:style>
    <style:style style:name="Tabella4.3" style:family="table-row">
      <style:table-row-properties style:min-row-height="1.094cm"/>
    </style:style>
    <style:style style:name="Tabella4.4" style:family="table-row">
      <style:table-row-properties style:min-row-height="1.111cm"/>
    </style:style>
    <style:style style:name="Tabella4.5" style:family="table-row">
      <style:table-row-properties style:min-row-height="0.988cm"/>
    </style:style>
    <style:style style:name="Tabella4.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7adda9"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34804"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7adda9" style:font-size-asian="12pt" style:font-size-complex="12pt"/>
    </style:style>
    <style:style style:name="P2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34804" style:font-size-asian="12pt" style:font-size-complex="12pt"/>
    </style:style>
    <style:style style:name="P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2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7adda9" style:font-size-asian="12pt" style:font-size-complex="12pt"/>
    </style:style>
    <style:style style:name="P2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34804" style:font-size-asian="12pt" style:font-size-complex="12pt"/>
    </style:style>
    <style:style style:name="P26" style:family="paragraph" style:parent-style-name="Standard">
      <style:text-properties style:font-name="Liberation Serif" fo:font-size="12pt" officeooo:paragraph-rsid="02147d8e" style:font-size-asian="12pt" style:font-size-complex="12pt"/>
    </style:style>
    <style:style style:name="P2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2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2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7adda9" style:font-size-asian="12pt" style:font-size-complex="12pt"/>
    </style:style>
    <style:style style:name="P3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34804" style:font-size-asian="12pt" style:font-size-complex="12pt"/>
    </style:style>
    <style:style style:name="P3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3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7adda9" style:font-size-asian="12pt" style:font-size-complex="12pt"/>
    </style:style>
    <style:style style:name="P3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34804" style:font-size-asian="12pt" style:font-size-complex="12pt"/>
    </style:style>
    <style:style style:name="P3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3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7adda9" style:font-size-asian="12pt" style:font-size-complex="12pt"/>
    </style:style>
    <style:style style:name="P3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3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7adda9" style:font-size-asian="12pt" style:font-size-complex="12pt"/>
    </style:style>
    <style:style style:name="P3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3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7adda9" style:font-size-asian="12pt" style:font-size-complex="12pt"/>
    </style:style>
    <style:style style:name="P4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4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7adda9" style:font-size-asian="12pt" style:font-size-complex="12pt"/>
    </style:style>
    <style:style style:name="P4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4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7adda9" style:font-size-asian="12pt" style:font-size-complex="12pt"/>
    </style:style>
    <style:style style:name="P44"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45"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adda9" style:font-size-asian="12pt" style:font-size-complex="12pt"/>
    </style:style>
    <style:style style:name="P46"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985e9" style:font-size-asian="12pt" style:font-size-complex="12pt"/>
    </style:style>
    <style:style style:name="P47"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48"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adda9" style:font-size-asian="12pt" style:font-size-complex="12pt"/>
    </style:style>
    <style:style style:name="P4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50"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adda9" style:font-size-asian="12pt" style:font-size-complex="12pt"/>
    </style:style>
    <style:style style:name="P51"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a253c" style:font-size-asian="12pt" style:font-size-complex="12pt"/>
    </style:style>
    <style:style style:name="P52"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53"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54" style:family="paragraph" style:parent-style-name="Standard">
      <style:text-properties style:font-name="Liberation Serif" fo:font-size="12pt" fo:font-weight="normal" officeooo:rsid="027ee993" officeooo:paragraph-rsid="027ee993" style:font-size-asian="10.5pt" style:font-weight-asian="normal" style:font-size-complex="12pt" style:font-weight-complex="normal"/>
    </style:style>
    <style:style style:name="P55"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56"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57"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704123"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94737e"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a663bd"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2704123" officeooo:paragraph-rsid="02704123"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27ee993" officeooo:paragraph-rsid="027ee993"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26ce012" officeooo:paragraph-rsid="026ce012"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27fbe62" officeooo:paragraph-rsid="027fbe62"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289f623" officeooo:paragraph-rsid="0289f623"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28b1220" officeooo:paragraph-rsid="028f2163"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4737e"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6c4e0"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29a5646" officeooo:paragraph-rsid="029a5646"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adda9" style:font-size-asian="12pt" style:font-weight-asian="normal" style:font-size-complex="12pt" style:font-weight-complex="normal"/>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7b2cef" style:font-size-asian="12pt" style:font-weight-asian="normal" style:font-size-complex="12pt" style:font-weight-complex="normal"/>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2860c49" officeooo:paragraph-rsid="02860c49" style:font-size-asian="12pt" style:font-weight-asian="normal" style:font-size-complex="12pt" style:font-weight-complex="normal"/>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21d419a" officeooo:paragraph-rsid="002229a8" style:font-size-asian="10.5pt" style:font-weight-asian="normal" style:font-size-complex="12pt" style:font-weight-complex="normal"/>
    </style:style>
    <style:style style:name="P128"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29"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130"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131"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32"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133"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134"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135"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136"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137"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138"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139"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140"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141" style:family="paragraph" style:parent-style-name="Standard">
      <style:text-properties fo:font-variant="normal" fo:text-transform="none" fo:color="#202122" loext:opacity="100%" style:font-name="Liberation Serif" fo:font-size="12pt" fo:letter-spacing="normal" fo:font-style="normal" fo:font-weight="bold" officeooo:rsid="02860c49" officeooo:paragraph-rsid="02860c49" style:font-size-asian="12pt" style:font-weight-asian="bold" style:font-size-complex="12pt" style:font-weight-complex="bold"/>
    </style:style>
    <style:style style:name="P142" style:family="paragraph" style:parent-style-name="Standard">
      <style:text-properties fo:font-variant="normal" fo:text-transform="none" fo:color="#202122" loext:opacity="100%" style:font-name="Liberation Serif" fo:font-size="12pt" fo:letter-spacing="normal" fo:font-style="normal" fo:font-weight="bold" officeooo:rsid="02a1721c" officeooo:paragraph-rsid="02a1721c" style:font-size-asian="12pt" style:font-weight-asian="bold" style:font-size-complex="12pt" style:font-weight-complex="bold"/>
    </style:style>
    <style:style style:name="P143" style:family="paragraph" style:parent-style-name="Standard">
      <style:text-properties fo:font-variant="normal" fo:text-transform="none" fo:color="#202122" loext:opacity="100%" style:font-name="Liberation Serif" fo:font-size="12pt" fo:letter-spacing="normal" fo:font-style="normal" fo:font-weight="bold" officeooo:rsid="0294737e" officeooo:paragraph-rsid="0297f9b1" style:font-size-asian="12pt" style:font-weight-asian="bold" style:font-size-complex="12pt" style:font-weight-complex="bold"/>
    </style:style>
    <style:style style:name="P144"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4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150"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51"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52"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153"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15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155"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64f29f" style:font-size-asian="12pt" style:font-style-asian="normal" style:font-weight-asian="normal" style:font-size-complex="12pt" style:text-emphasize="none"/>
    </style:style>
    <style:style style:name="P156"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7adda9" style:font-size-asian="12pt" style:font-style-asian="normal" style:font-weight-asian="normal" style:font-size-complex="12pt" style:text-emphasize="none"/>
    </style:style>
    <style:style style:name="P157"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34804" style:font-size-asian="12pt" style:font-style-asian="normal" style:font-weight-asian="normal" style:font-size-complex="12pt" style:text-emphasize="none"/>
    </style:style>
    <style:style style:name="P15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15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16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16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16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16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16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81161a" style:font-size-asian="12pt" style:font-style-asian="normal" style:font-weight-asian="normal" style:font-size-complex="12pt" style:font-weight-complex="bold" style:text-emphasize="none"/>
    </style:style>
    <style:style style:name="P16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37f4e" officeooo:paragraph-rsid="027ee993" style:font-size-asian="12pt" style:font-style-asian="normal" style:font-weight-asian="normal" style:font-size-complex="12pt" style:font-weight-complex="bold" style:text-emphasize="none"/>
    </style:style>
    <style:style style:name="P16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7ee993" officeooo:paragraph-rsid="027ee993" style:font-size-asian="12pt" style:font-style-asian="normal" style:font-weight-asian="normal" style:font-size-complex="12pt" style:font-weight-complex="bold" style:text-emphasize="none"/>
    </style:style>
    <style:style style:name="P16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a1721c" officeooo:paragraph-rsid="02a1721c" style:font-size-asian="12pt" style:font-style-asian="normal" style:font-weight-asian="bold" style:font-size-complex="12pt" style:font-weight-complex="bold" style:text-emphasize="none"/>
    </style:style>
    <style:style style:name="P168"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70" style:family="paragraph" style:parent-style-name="Standard">
      <style:text-properties officeooo:rsid="0294737e" officeooo:paragraph-rsid="0294737e"/>
    </style:style>
    <style:style style:name="P171" style:family="paragraph" style:parent-style-name="Standard">
      <style:text-properties officeooo:rsid="0294737e" officeooo:paragraph-rsid="0297f9b1"/>
    </style:style>
    <style:style style:name="P172" style:family="paragraph" style:parent-style-name="Standard">
      <style:text-properties officeooo:rsid="025ad1cf" officeooo:paragraph-rsid="0294737e"/>
    </style:style>
    <style:style style:name="P173" style:family="paragraph" style:parent-style-name="Standard">
      <style:text-properties officeooo:rsid="0296c4e0" officeooo:paragraph-rsid="0296c4e0"/>
    </style:style>
    <style:style style:name="P174" style:family="paragraph" style:parent-style-name="Standard">
      <style:text-properties officeooo:rsid="0297f9b1" officeooo:paragraph-rsid="0297f9b1"/>
    </style:style>
    <style:style style:name="P175" style:family="paragraph" style:parent-style-name="Standard">
      <style:text-properties officeooo:rsid="0299b51e" officeooo:paragraph-rsid="0299b51e"/>
    </style:style>
    <style:style style:name="P176" style:family="paragraph" style:parent-style-name="Standard">
      <style:text-properties officeooo:rsid="0299b51e" officeooo:paragraph-rsid="029f6734"/>
    </style:style>
    <style:style style:name="P177" style:family="paragraph" style:parent-style-name="Standard">
      <style:text-properties officeooo:rsid="029fa8be" officeooo:paragraph-rsid="029fa8be"/>
    </style:style>
    <style:style style:name="P178"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79"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180"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81"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28b1220" officeooo:paragraph-rsid="028b1220" style:font-size-asian="12pt" style:font-size-complex="12pt"/>
    </style:style>
    <style:style style:name="P182"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b2fdf0" style:font-size-asian="12pt" style:font-size-complex="12pt"/>
    </style:style>
    <style:style style:name="P18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18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34804" style:font-size-asian="12pt" style:font-weight-asian="normal" style:font-size-complex="12pt" style:font-weight-complex="normal"/>
    </style:style>
    <style:style style:name="P185"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cfb39" style:font-size-asian="12pt" style:font-weight-asian="normal" style:font-size-complex="12pt" style:font-weight-complex="normal"/>
    </style:style>
    <style:style style:name="P186"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ac5b46" style:font-size-asian="12pt" style:font-weight-asian="normal" style:font-size-complex="12pt" style:font-weight-complex="normal"/>
    </style:style>
    <style:style style:name="P187"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afde56" style:font-size-asian="12pt" style:font-weight-asian="normal" style:font-size-complex="12pt" style:font-weight-complex="normal"/>
    </style:style>
    <style:style style:name="P188"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89" style:family="paragraph" style:parent-style-name="Standard">
      <style:text-properties fo:font-variant="normal" fo:text-transform="none" fo:color="#202122" loext:opacity="100%" style:font-name="Liberation Serif" fo:font-size="12pt" fo:letter-spacing="normal" fo:font-style="normal" fo:font-weight="bold" officeooo:rsid="02afde56" officeooo:paragraph-rsid="02afde56" style:font-size-asian="12pt" style:font-weight-asian="bold" style:font-size-complex="12pt" style:font-weight-complex="bold"/>
    </style:style>
    <style:style style:name="P19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191"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cfb39" style:font-size-asian="12pt" style:font-size-complex="12pt"/>
    </style:style>
    <style:style style:name="P19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cfb39" style:font-size-asian="12pt" style:font-size-complex="12pt"/>
    </style:style>
    <style:style style:name="P19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cfb39" style:font-size-asian="12pt" style:font-size-complex="12pt"/>
    </style:style>
    <style:style style:name="P19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cfb39" style:font-size-asian="12pt" style:font-size-complex="12pt"/>
    </style:style>
    <style:style style:name="P19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cfb39" style:font-size-asian="12pt" style:font-size-complex="12pt"/>
    </style:style>
    <style:style style:name="P196"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cfb39" style:font-size-asian="12pt" style:font-size-complex="12pt"/>
    </style:style>
    <style:style style:name="P19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acfb39" style:font-size-asian="12pt" style:font-size-complex="12pt"/>
    </style:style>
    <style:style style:name="P198"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acfb39" style:font-size-asian="12pt" style:font-size-complex="12pt"/>
    </style:style>
    <style:style style:name="P19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acfb39" style:font-size-asian="12pt" style:font-size-complex="12pt"/>
    </style:style>
    <style:style style:name="P20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acfb39" style:font-size-asian="12pt" style:font-size-complex="12pt"/>
    </style:style>
    <style:style style:name="P201"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acfb39" style:font-size-asian="12pt" style:font-size-complex="12pt"/>
    </style:style>
    <style:style style:name="P202"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cfb39" style:font-size-asian="12pt" style:font-size-complex="12pt"/>
    </style:style>
    <style:style style:name="P20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acfb39" style:font-size-asian="12pt" style:font-size-complex="12pt"/>
    </style:style>
    <style:style style:name="P20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acfb39" style:font-size-asian="12pt" style:font-size-complex="12pt"/>
    </style:style>
    <style:style style:name="P205"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cfb39" style:font-size-asian="12pt" style:font-style-asian="normal" style:font-weight-asian="normal" style:font-size-complex="12pt" style:text-emphasize="none"/>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7c0768" style:font-style-asian="normal" style:font-weight-asian="normal" style:text-emphasize="none"/>
    </style:style>
    <style:style style:name="T3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985e9" style:font-style-asian="normal" style:font-weight-asian="normal" style:text-emphasize="none"/>
    </style:style>
    <style:style style:name="T3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e116b" style:font-style-asian="normal" style:font-weight-asian="normal" style:text-emphasize="none"/>
    </style:style>
    <style:style style:name="T32"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3"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f7537" style:font-style-asian="italic" style:font-weight-asian="normal" style:font-weight-complex="bold" style:text-emphasize="none"/>
    </style:style>
    <style:style style:name="T34"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4acbef" style:font-style-asian="italic" style:font-weight-asian="normal" style:font-weight-complex="bold" style:text-emphasize="none"/>
    </style:style>
    <style:style style:name="T35"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weight-complex="bold" style:text-emphasize="none"/>
    </style:style>
    <style:style style:name="T36"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29fd7" style:font-size-asian="12pt" style:font-style-asian="normal" style:font-weight-asian="normal" style:font-size-complex="12pt" style:font-weight-complex="bold" style:text-emphasize="none"/>
    </style:style>
    <style:style style:name="T37"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style:font-size-asian="12pt" style:font-style-asian="normal" style:font-weight-asian="normal" style:font-size-complex="12pt" style:font-weight-complex="bold" style:text-emphasize="none"/>
    </style:style>
    <style:style style:name="T38"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a8071" style:font-size-asian="12pt" style:font-style-asian="normal" style:font-weight-asian="normal" style:font-size-complex="12pt" style:font-weight-complex="bold" style:text-emphasize="none"/>
    </style:style>
    <style:style style:name="T39"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ba2e5" style:font-size-asian="12pt" style:font-style-asian="normal" style:font-weight-asian="normal" style:font-size-complex="12pt" style:font-weight-complex="bold" style:text-emphasize="none"/>
    </style:style>
    <style:style style:name="T40"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41" style:family="text">
      <style:text-properties fo:font-variant="normal" fo:text-transform="none" fo:color="#202122" loext:opacity="100%" style:font-name="Liberation Serif" fo:font-size="12pt" fo:letter-spacing="normal" fo:font-style="normal" fo:font-weight="normal" officeooo:rsid="0294737e" style:font-size-asian="12pt" style:font-size-complex="12pt"/>
    </style:style>
    <style:style style:name="T42" style:family="text">
      <style:text-properties fo:font-variant="normal" fo:text-transform="none" fo:color="#202122" loext:opacity="100%" style:font-name="Liberation Serif" fo:font-size="12pt" fo:letter-spacing="normal" fo:font-style="normal" fo:font-weight="normal" officeooo:rsid="025eb844" style:font-size-asian="12pt" style:font-size-complex="12pt"/>
    </style:style>
    <style:style style:name="T43" style:family="text">
      <style:text-properties fo:font-variant="normal" fo:text-transform="none" fo:color="#202122" loext:opacity="100%" style:font-name="Liberation Serif" fo:font-size="12pt" fo:letter-spacing="normal" fo:font-style="normal" fo:font-weight="normal" officeooo:rsid="0295d37d" style:font-size-asian="12pt" style:font-size-complex="12pt"/>
    </style:style>
    <style:style style:name="T44" style:family="text">
      <style:text-properties fo:font-variant="normal" fo:text-transform="none" fo:color="#202122" loext:opacity="100%" style:font-name="Liberation Serif" fo:font-size="12pt" fo:letter-spacing="normal" fo:font-style="normal" fo:font-weight="normal" officeooo:rsid="0296c4e0" style:font-size-asian="12pt" style:font-size-complex="12pt"/>
    </style:style>
    <style:style style:name="T45" style:family="text">
      <style:text-properties fo:font-variant="normal" fo:text-transform="none" fo:color="#202122" loext:opacity="100%" style:font-name="Liberation Serif" fo:font-size="12pt" fo:letter-spacing="normal" fo:font-style="normal" fo:font-weight="normal" officeooo:rsid="0297f9b1" style:font-size-asian="12pt" style:font-size-complex="12pt"/>
    </style:style>
    <style:style style:name="T46" style:family="text">
      <style:text-properties fo:font-variant="normal" fo:text-transform="none" fo:color="#202122" loext:opacity="100%" style:font-name="Liberation Serif" fo:font-size="12pt" fo:letter-spacing="normal" fo:font-style="normal" fo:font-weight="normal" officeooo:rsid="0299b51e" style:font-size-asian="12pt" style:font-size-complex="12pt"/>
    </style:style>
    <style:style style:name="T47" style:family="text">
      <style:text-properties fo:font-variant="normal" fo:text-transform="none" fo:color="#202122" loext:opacity="100%" style:font-name="Liberation Serif" fo:font-size="12pt" fo:letter-spacing="normal" fo:font-style="normal" fo:font-weight="normal" officeooo:rsid="029c557a" style:font-size-asian="12pt" style:font-size-complex="12pt"/>
    </style:style>
    <style:style style:name="T48" style:family="text">
      <style:text-properties fo:font-variant="normal" fo:text-transform="none" fo:color="#202122" loext:opacity="100%" style:font-name="Liberation Serif" fo:font-size="12pt" fo:letter-spacing="normal" fo:font-style="normal" fo:font-weight="normal" officeooo:rsid="029e27c1" style:font-size-asian="12pt" style:font-size-complex="12pt"/>
    </style:style>
    <style:style style:name="T49" style:family="text">
      <style:text-properties fo:font-variant="normal" fo:text-transform="none" fo:color="#202122" loext:opacity="100%" style:font-name="Liberation Serif" fo:font-size="12pt" fo:letter-spacing="normal" fo:font-style="normal" fo:font-weight="bold" style:font-size-asian="12pt" style:font-weight-asian="bold" style:font-size-complex="12pt" style:font-weight-complex="bold"/>
    </style:style>
    <style:style style:name="T50" style:family="text">
      <style:text-properties fo:font-variant="normal" fo:text-transform="none" fo:color="#202122" loext:opacity="100%" style:font-name="Liberation Serif" fo:font-size="12pt" fo:letter-spacing="normal" fo:font-style="normal" fo:font-weight="bold" officeooo:rsid="0294737e" style:font-size-asian="12pt" style:font-weight-asian="bold" style:font-size-complex="12pt" style:font-weight-complex="bold"/>
    </style:style>
    <style:style style:name="T51" style:family="text">
      <style:text-properties officeooo:rsid="004f87f1"/>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officeooo:rsid="00d6fad5"/>
    </style:style>
    <style:style style:name="T54" style:family="text">
      <style:text-properties officeooo:rsid="0175b890"/>
    </style:style>
    <style:style style:name="T55" style:family="text">
      <style:text-properties officeooo:rsid="01760dcd"/>
    </style:style>
    <style:style style:name="T56" style:family="text">
      <style:text-properties officeooo:rsid="0215ffcb"/>
    </style:style>
    <style:style style:name="T57" style:family="text">
      <style:text-properties officeooo:rsid="0219df14"/>
    </style:style>
    <style:style style:name="T58" style:family="text">
      <style:text-properties officeooo:rsid="021d5f03"/>
    </style:style>
    <style:style style:name="T59"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60"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61"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62"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63"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64"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65"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66"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67"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68"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69"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70"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71"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72"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73"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74"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75"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76" style:family="text">
      <style:text-properties style:text-outline="false" style:text-line-through-style="none" style:text-line-through-type="none" fo:text-shadow="none" style:text-underline-style="none" officeooo:rsid="003fe9ab" style:font-style-asian="normal" style:font-weight-asian="normal" style:font-weight-complex="bold" style:text-emphasize="none"/>
    </style:style>
    <style:style style:name="T77" style:family="text">
      <style:text-properties style:text-outline="false" style:text-line-through-style="none" style:text-line-through-type="none" fo:text-shadow="none" style:text-underline-style="none" officeooo:rsid="021e1a09" style:font-style-asian="normal" style:font-weight-asian="normal" style:font-weight-complex="bold" style:text-emphasize="none"/>
    </style:style>
    <style:style style:name="T78" style:family="text">
      <style:text-properties style:text-outline="false" style:text-line-through-style="none" style:text-line-through-type="none" fo:text-shadow="none" style:text-underline-style="none" officeooo:rsid="028f2163" style:font-style-asian="normal" style:font-weight-asian="normal" style:font-weight-complex="bold" style:text-emphasize="none"/>
    </style:style>
    <style:style style:name="T79" style:family="text">
      <style:text-properties style:text-outline="false" style:text-line-through-style="none" style:text-line-through-type="none" fo:text-shadow="none" style:text-underline-style="none" officeooo:rsid="02929697" style:font-style-asian="normal" style:font-weight-asian="normal" style:font-weight-complex="bold" style:text-emphasize="none"/>
    </style:style>
    <style:style style:name="T80" style:family="text">
      <style:text-properties style:text-outline="false" style:text-line-through-style="none" style:text-line-through-type="none" fo:text-shadow="none" style:text-underline-style="none" style:font-style-asian="normal" style:font-weight-complex="bold" style:text-emphasize="none"/>
    </style:style>
    <style:style style:name="T81"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82"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83" style:family="text">
      <style:text-properties style:text-outline="false" style:text-line-through-style="none" style:text-line-through-type="none" fo:font-style="italic" fo:text-shadow="none" style:text-underline-style="none" officeooo:rsid="022f7537" style:font-style-asian="italic" style:font-weight-asian="normal" style:font-weight-complex="bold" style:text-emphasize="none"/>
    </style:style>
    <style:style style:name="T84" style:family="text">
      <style:text-properties style:text-outline="false" style:text-line-through-style="none" style:text-line-through-type="none" fo:font-style="italic" fo:text-shadow="none" style:text-underline-style="none" officeooo:rsid="024acbef" style:font-style-asian="italic" style:font-weight-asian="normal" style:font-weight-complex="bold" style:text-emphasize="none"/>
    </style:style>
    <style:style style:name="T85"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86" style:family="text">
      <style:text-properties officeooo:rsid="023763a4"/>
    </style:style>
    <style:style style:name="T87" style:family="text">
      <style:text-properties officeooo:rsid="023b787b"/>
    </style:style>
    <style:style style:name="T88" style:family="text">
      <style:text-properties officeooo:rsid="002a4289"/>
    </style:style>
    <style:style style:name="T89" style:family="text">
      <style:text-properties officeooo:rsid="0029d59f"/>
    </style:style>
    <style:style style:name="T90" style:family="text">
      <style:text-properties officeooo:rsid="0245e8a7"/>
    </style:style>
    <style:style style:name="T91" style:family="text">
      <style:text-properties officeooo:rsid="024cca5d"/>
    </style:style>
    <style:style style:name="T92" style:family="text">
      <style:text-properties officeooo:rsid="024e26c1"/>
    </style:style>
    <style:style style:name="T93" style:family="text">
      <style:text-properties officeooo:rsid="02514e73"/>
    </style:style>
    <style:style style:name="T94" style:family="text">
      <style:text-properties officeooo:rsid="026139da"/>
    </style:style>
    <style:style style:name="T95" style:family="text">
      <style:text-properties officeooo:rsid="00172d50"/>
    </style:style>
    <style:style style:name="T96" style:family="text">
      <style:text-properties officeooo:rsid="0213e0fd"/>
    </style:style>
    <style:style style:name="T97" style:family="text">
      <style:text-properties officeooo:rsid="02674e0a"/>
    </style:style>
    <style:style style:name="T98" style:family="text">
      <style:text-properties officeooo:rsid="026b29e8"/>
    </style:style>
    <style:style style:name="T99" style:family="text">
      <style:text-properties officeooo:rsid="026ce012"/>
    </style:style>
    <style:style style:name="T100" style:family="text">
      <style:text-properties officeooo:rsid="026e5638"/>
    </style:style>
    <style:style style:name="T101" style:family="text">
      <style:text-properties officeooo:rsid="02704123"/>
    </style:style>
    <style:style style:name="T102" style:family="text">
      <style:text-properties officeooo:rsid="02709235"/>
    </style:style>
    <style:style style:name="T103" style:family="text">
      <style:text-properties officeooo:rsid="0270e262"/>
    </style:style>
    <style:style style:name="T104" style:family="text">
      <style:text-properties officeooo:rsid="0277ca98"/>
    </style:style>
    <style:style style:name="T105" style:family="text">
      <style:text-properties officeooo:rsid="027c0768"/>
    </style:style>
    <style:style style:name="T106" style:family="text">
      <style:text-properties officeooo:rsid="027d1192"/>
    </style:style>
    <style:style style:name="T107" style:family="text">
      <style:text-properties officeooo:rsid="027fbe62"/>
    </style:style>
    <style:style style:name="T108" style:family="text">
      <style:text-properties officeooo:rsid="0281161a"/>
    </style:style>
    <style:style style:name="T109" style:family="text">
      <style:text-properties officeooo:rsid="0282cff0"/>
    </style:style>
    <style:style style:name="T110" style:family="text">
      <style:text-properties officeooo:rsid="002e0a23"/>
    </style:style>
    <style:style style:name="T111" style:family="text">
      <style:text-properties officeooo:rsid="028cd6f0"/>
    </style:style>
    <style:style style:name="T112" style:family="text">
      <style:text-properties officeooo:rsid="028cf791"/>
    </style:style>
    <style:style style:name="T113" style:family="text">
      <style:text-properties officeooo:rsid="0290e4db"/>
    </style:style>
    <style:style style:name="T114" style:family="text">
      <style:text-properties officeooo:rsid="02929697"/>
    </style:style>
    <style:style style:name="T115" style:family="text">
      <style:text-properties officeooo:rsid="0294737e"/>
    </style:style>
    <style:style style:name="T116" style:family="text">
      <style:text-properties fo:language="en" fo:country="US" officeooo:rsid="02a985e9"/>
    </style:style>
    <style:style style:name="T117" style:family="text">
      <style:text-properties fo:language="en" fo:country="US" officeooo:rsid="02ad8982"/>
    </style:style>
    <style:style style:name="T118" style:family="text">
      <style:text-properties officeooo:rsid="02a663bd"/>
    </style:style>
    <style:style style:name="T119" style:family="text">
      <style:text-properties officeooo:rsid="02a985e9"/>
    </style:style>
    <style:style style:name="T120" style:family="text">
      <style:text-properties officeooo:rsid="02aa253c"/>
    </style:style>
    <style:style style:name="T121" style:family="text">
      <style:text-properties officeooo:rsid="02ad8982"/>
    </style:style>
    <style:style style:name="T122" style:family="text">
      <style:text-properties officeooo:rsid="02ae11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text:span text:style-name="T57">Eastern Empire</text:span> Language</text:p>
      <text:p text:style-name="P52"/>
      <text:p text:style-name="P52"/>
      <text:p text:style-name="P52"/>
      <text:p text:style-name="P52"/>
      <text:p text:style-name="P52">Phonetic Rules:</text:p>
      <text:p text:style-name="P1"/>
      <text:p text:style-name="P26"><text:span text:style-name="T95">“</text:span><text:span text:style-name="T96">Not Romanized</text:span><text:span text:style-name="T95">”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153"/>
      <text:p text:style-name="P10">Every Word <text:span text:style-name="T86">longer than 2 syllables, </text:span>must end with a vocal, <text:span text:style-name="T91">or the following consonants: s, </text:span><text:span text:style-name="T113">k</text:span><text:span text:style-name="T91">, t</text:span></text:p>
      <text:p text:style-name="P10"/>
      <text:p text:style-name="P11">No Word can start with “<text:span text:style-name="T87">h</text:span>”, “<text:span text:style-name="T87">y</text:span>” <text:span text:style-name="T87">or “w”</text:span> sound (voiceless glottal fricative)</text:p>
      <text:p text:style-name="P1"/>
      <text:p text:style-name="P2"><text:span text:style-name="T52">Stress</text:span>: </text:p>
      <text:p text:style-name="P2"/>
      <text:p text:style-name="P8">on the second to last syllable, unless the third to last syllable is long</text:p>
      <text:p text:style-name="P3">akat<text:span text:style-name="T15">ə</text:span> → <text:span text:style-name="T56">a</text:span>-<text:span text:style-name="T56">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58"/>
      <text:p text:style-name="P58"/>
      <text:p text:style-name="P58"/>
      <text:p text:style-name="P57"><text:span text:style-name="T7">D</text:span><text:span text:style-name="T2">ictionary:</text:span></text:p>
      <text:p text:style-name="P59"/>
      <text:p text:style-name="P4"><text:span text:style-name="T8">Pronouns</text:span><text:span text:style-name="T3">:</text:span></text:p>
      <text:p text:style-name="P61"/>
      <text:p text:style-name="P149">Personal Pronouns:</text:p>
      <text:p text:style-name="P61"/>
      <text:p text:style-name="P129"><text:span text:style-name="T59">ɛ</text:span><text:span text:style-name="T60">i<text:tab/><text:tab/>→<text:tab/>I/me</text:span></text:p>
      <text:p text:style-name="P132"><text:span text:style-name="T61">P</text:span><text:span text:style-name="T59">a<text:tab/><text:tab/>→<text:tab/>You </text:span><text:span text:style-name="T62">(Singular)</text:span></text:p>
      <text:p text:style-name="P134"><text:span text:style-name="T62">N</text:span><text:span text:style-name="T59">i<text:tab/><text:tab/>→<text:tab/>He</text:span></text:p>
      <text:p text:style-name="P134"><text:span text:style-name="T59">Nɛ<text:tab/><text:tab/>→<text:tab/></text:span><text:span text:style-name="T61">She</text:span></text:p>
      <text:p text:style-name="P137"><text:span text:style-name="T59">Do</text:span><text:span text:style-name="T63">i</text:span><text:span text:style-name="T59"><text:tab/><text:tab/>→<text:tab/>We/Us </text:span><text:span text:style-name="T63">(All Male or General)</text:span></text:p>
      <text:p text:style-name="P139"><text:span text:style-name="T59">Do</text:span><text:span text:style-name="T64"><text:tab/><text:tab/>→<text:tab/></text:span><text:span text:style-name="T59">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32">S</text:span><text:span text:style-name="T34">h</text:span><text:span text:style-name="T18">ə</text:span><text:span text:style-name="T32">h</text:span><text:span text:style-name="T33">a</text:span><text:span text:style-name="T32"><text:tab/></text:span><text:span text:style-name="T18"><text:tab/></text:span><text:span text:style-name="T17">→<text:tab/></text:span><text:span text:style-name="T19">They/Them</text:span></text:p>
      <text:p text:style-name="P82"/>
      <text:p text:style-name="P82"/>
      <text:p text:style-name="P149">Possessive Pronouns:</text:p>
      <text:p text:style-name="P149"/>
      <text:p text:style-name="P130"><text:span text:style-name="T59">ɛ</text:span><text:span text:style-name="T66">k</text:span><text:span text:style-name="T60">i<text:tab/><text:tab/>→<text:tab/></text:span><text:span text:style-name="T65">my/mine</text:span></text:p>
      <text:p text:style-name="P133"><text:span text:style-name="T66">P</text:span><text:span text:style-name="T59">a</text:span><text:span text:style-name="T66">i</text:span><text:span text:style-name="T59"><text:tab/><text:tab/>→<text:tab/></text:span><text:span text:style-name="T65">your/yours </text:span><text:span text:style-name="T59"><text:s/></text:span><text:span text:style-name="T62">(Singular)</text:span></text:p>
      <text:p text:style-name="P136"><text:span text:style-name="T62">N</text:span><text:span text:style-name="T59">ɛ<text:tab/><text:tab/>→<text:tab/></text:span><text:span text:style-name="T65">his</text:span></text:p>
      <text:p text:style-name="P135"><text:span text:style-name="T59">Nɛ</text:span><text:span text:style-name="T66">k</text:span><text:span text:style-name="T59"><text:tab/><text:tab/>→<text:tab/></text:span><text:span text:style-name="T65">her</text:span></text:p>
      <text:p text:style-name="P138"><text:span text:style-name="T59">Do<text:tab/><text:tab/>→<text:tab/></text:span><text:span text:style-name="T65">our</text:span><text:span text:style-name="T59"> </text:span><text:span text:style-name="T63">(All Male or General)</text:span></text:p>
      <text:p text:style-name="P140"><text:span text:style-name="T59">Do</text:span><text:span text:style-name="T66">k</text:span><text:span text:style-name="T64"><text:tab/><text:tab/>→<text:tab/></text:span><text:span text:style-name="T65">our</text:span><text:span text:style-name="T59">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81"><text:span text:style-name="T82">S</text:span><text:span text:style-name="T84">h</text:span><text:span text:style-name="T83">a</text:span><text:span text:style-name="T82"> </text:span><text:span text:style-name="T68"><text:tab/><text:tab/></text:span><text:span text:style-name="T69">→<text:tab/></text:span><text:span text:style-name="T67">their</text:span></text:p>
      <text:p text:style-name="P158"/>
      <text:p text:style-name="P60"/>
      <text:p text:style-name="P5"><text:soft-page-break/><text:span text:style-name="T8">Nouns</text:span><text:span text:style-name="T3">:</text:span></text:p>
      <text:p text:style-name="P72"/>
      <text:p text:style-name="P84">Here we will write all the basic Nouns, for their (eventual) conjugation, read the grammar section</text:p>
      <text:p text:style-name="P72"/>
      <text:p text:style-name="P148">Root Words:</text:p>
      <text:p text:style-name="P152"/>
      <text:p text:style-name="P154">macha<text:tab/><text:tab/>→<text:tab/>man (also used <text:span text:style-name="T112">as husband and</text:span> person in general)</text:p>
      <text:p text:style-name="P84">evi<text:tab/><text:tab/>→<text:tab/>child/son (only male)</text:p>
      <text:p text:style-name="P159">zhas<text:tab/><text:tab/>→<text:tab/>water</text:p>
      <text:p text:style-name="P160">dzhabe<text:tab/><text:tab/>→<text:tab/>mountain</text:p>
      <text:p text:style-name="P85"><text:span text:style-name="T71">t</text:span><text:span text:style-name="T72">ɒ</text:span><text:span text:style-name="T71">we<text:tab/><text:tab/>→<text:tab/></text:span><text:span text:style-name="T73">animal</text:span><text:span text:style-name="T70"><text:tab/></text:span></text:p>
      <text:p text:style-name="P86"><text:span text:style-name="T70">c</text:span><text:span text:style-name="T67">hakazhi<text:tab/><text:tab/>→<text:tab/></text:span><text:span text:style-name="T74">sea/</text:span><text:span text:style-name="T75">ocean</text:span></text:p>
      <text:p text:style-name="P99"><text:span text:style-name="T75">k</text:span><text:span text:style-name="T67">op</text:span><text:span text:style-name="T70">ɛ<text:tab/><text:tab/>→<text:tab/></text:span><text:span text:style-name="T67">head</text:span></text:p>
      <text:p text:style-name="P87">kelis<text:tab/><text:tab/>→<text:tab/>rock</text:p>
      <text:p text:style-name="P83"/>
      <text:p text:style-name="P148">Derived Words:</text:p>
      <text:p text:style-name="P71"/>
      <text:p text:style-name="P164"><text:span text:style-name="T108">popoti</text:span><text:tab/><text:tab/>→<text:tab/>love (intended as romantic, <text:span text:style-name="T109">derived from the verb</text:span>)</text:p>
      <text:p text:style-name="P164"><text:span text:style-name="T108">kaiati</text:span><text:tab/><text:tab/>→<text:tab/>love (intended as familiar, <text:span text:style-name="T109">derived from the verb</text:span>)</text:p>
      <text:p text:style-name="P71"/>
      <text:p text:style-name="P128"><text:span text:style-name="T51">Numbers</text:span>:</text:p>
      <text:p text:style-name="P128"/>
      <text:p text:style-name="P145">Cardinal Numbers:</text:p>
      <text:p text:style-name="P120"/>
      <text:p text:style-name="P76"/>
      <text:p text:style-name="P69"><text:tab/></text:p>
      <text:p text:style-name="P146"><text:span text:style-name="T53">Ordinal</text:span> Numbers:</text:p>
      <text:p text:style-name="P66"/>
      <text:p text:style-name="P75"/>
      <text:p text:style-name="P74"/>
      <text:p text:style-name="P115"/>
      <text:p text:style-name="P110"/>
      <text:p text:style-name="P63"/>
      <text:p text:style-name="P7"><text:span text:style-name="T8">Verbs</text:span><text:span text:style-name="T3">:</text:span></text:p>
      <text:p text:style-name="P62"/>
      <text:p text:style-name="P92">Every verb here will be written in its base <text:span text:style-name="T94">impersonal</text:span> form, for the conjugation (in time and <text:span text:style-name="T114">p</text:span><text:span text:style-name="T115">erson</text:span>), read the grammar section.</text:p>
      <text:p text:style-name="P62"/>
      <text:p text:style-name="P147">Root Words:</text:p>
      <text:p text:style-name="P93"/>
      <text:p text:style-name="P94">saf<text:span text:style-name="T101">eti</text:span><text:tab/><text:tab/>→<text:tab/>to be</text:p>
      <text:p text:style-name="P97">ko<text:span text:style-name="T102">ch</text:span><text:span text:style-name="T101">ati</text:span><text:tab/><text:tab/>→<text:tab/>to hav<text:span text:style-name="T107">e</text:span></text:p>
      <text:p text:style-name="P98">pop<text:span text:style-name="T108">ot</text:span>i<text:tab/><text:tab/>→<text:tab/>to love (intended as romantic, also a noun)</text:p>
      <text:p text:style-name="P98">k<text:span text:style-name="T108">a</text:span>ia<text:span text:style-name="T108">ti</text:span><text:tab/><text:tab/>→<text:tab/>to love (intended as familiar, also a noun)</text:p>
      <text:p text:style-name="P73"/>
      <text:p text:style-name="P70"/>
      <text:p text:style-name="P147">Derived Words:</text:p>
      <text:p text:style-name="P77"/>
      <text:p text:style-name="P67"/>
      <text:p text:style-name="P67"/>
      <text:p text:style-name="P6"><text:span text:style-name="T9">Adjectives</text:span><text:span text:style-name="T3">:</text:span></text:p>
      <text:p text:style-name="P62"/>
      <text:p text:style-name="P62"><text:soft-page-break/></text:p>
      <text:p text:style-name="P103"/>
      <text:p text:style-name="P112"/>
      <text:p text:style-name="P111"/>
      <text:p text:style-name="P109"/>
      <text:p text:style-name="P64"/>
      <text:p text:style-name="P131">Adverbs <text:span text:style-name="T55">and </text:span><text:span text:style-name="T54">Prepositions</text:span>:</text:p>
      <text:p text:style-name="P131"/>
      <text:p text:style-name="P182">sak<text:tab/><text:tab/>→<text:tab/>if</text:p>
      <text:p text:style-name="P62"/>
      <text:p text:style-name="P150">Syntax:</text:p>
      <text:p text:style-name="P144"/>
      <text:p text:style-name="P53"><text:span text:style-name="T13">Word Order: </text:span><text:span text:style-name="T2">Subject </text:span><text:span text:style-name="T14">Verb</text:span><text:span text:style-name="T2"> </text:span><text:span text:style-name="T14">Object</text:span></text:p>
      <text:p text:style-name="P127"/>
      <text:p text:style-name="P54"><text:span text:style-name="T14">E</text:span><text:span text:style-name="T2">xample:</text:span></text:p>
      <text:p text:style-name="P65"/>
      <text:p text:style-name="P96">I have an animal <text:s/>→ <text:s/>I have animal <text:s/>→ <text:span text:style-name="T76">ɛ</text:span><text:span text:style-name="T77">i </text:span>kochi <text:span text:style-name="T71">t</text:span><text:span text:style-name="T72">ɒ</text:span><text:span text:style-name="T71">we</text:span></text:p>
      <text:p text:style-name="P165"/>
      <text:p text:style-name="P96"><text:span text:style-name="T71">S</text:span><text:span text:style-name="T67">ince the conjugation changes for each person, it is possible to leave out the subject, and imply it.</text:span></text:p>
      <text:p text:style-name="P166"/>
      <text:p text:style-name="P166">Example:</text:p>
      <text:p text:style-name="P166"/>
      <text:p text:style-name="P166">I am a man <text:s/>→ <text:s/>am man <text:s/>→ safi macha</text:p>
      <text:p text:style-name="P78"/>
      <text:p text:style-name="P79">Adjectives comes always after Nouns and before verbs, historically, this happens because the adjectives evolved from verbs</text:p>
      <text:p text:style-name="P79"/>
      <text:p text:style-name="P80">ESEMPIO DA FARE</text:p>
      <text:p text:style-name="P80"/>
      <text:p text:style-name="P100"><text:span text:style-name="T89">E</text:span><text:span text:style-name="T88">very time we talk about a Possessor and a Possessee, </text:span><text:span text:style-name="T90">we use “Possessive Pronouns”, described earlier </text:span></text:p>
      <text:p text:style-name="P100"/>
      <text:p text:style-name="P101">Example:</text:p>
      <text:p text:style-name="P101"/>
      <text:p text:style-name="P102">She is my wife<text:tab/>→<text:tab/><text:span text:style-name="T70">Nɛ </text:span><text:span text:style-name="T78">sa</text:span><text:span text:style-name="T79">fe</text:span><text:span text:style-name="T78">ko </text:span><text:span text:style-name="T70">ɛ</text:span><text:span text:style-name="T78">ki machi</text:span></text:p>
      <text:p text:style-name="P100"/>
      <text:p text:style-name="P68"/>
      <text:p text:style-name="P68">Summary:</text:p>
      <text:list text:style-name="L1">
        <text:list-item>
          <text:p text:style-name="P178">Default Word Order: S <text:span text:style-name="T58">V O</text:span></text:p>
        </text:list-item>
        <text:list-item>
          <text:p text:style-name="P179">Noun – Adjective</text:p>
        </text:list-item>
        <text:list-item>
          <text:p text:style-name="P181">Verb <text:span text:style-name="T110">– </text:span>Auxiliary</text:p>
        </text:list-item>
      </text:list>
      <text:p text:style-name="P68"/>
      <text:p text:style-name="P68"/>
      <text:p text:style-name="P56"><text:span text:style-name="T12">Grammar</text:span><text:span text:style-name="T2">:</text:span></text:p>
      <text:p text:style-name="P151"/>
      <text:p text:style-name="P113">Every Word that is marked with EI<text:span text:style-name="T92">G</text:span> (Explained in <text:span text:style-name="T92">Grammar</text:span>) will be Explained here.</text:p>
      <text:p text:style-name="P113"/>
      <text:p text:style-name="P113"/>
      <text:p text:style-name="P117"><text:span text:style-name="T93">E</text:span>very “Genderazable” Noun is considered masculin in its base form, and is considered feminine if the -i <text:span text:style-name="T93">vocal </text:span>is added at the end of the word, <text:span text:style-name="T91">if the word already ends in -i, it becomes -</text:span><text:span text:style-name="T85">ɛ</text:span>.</text:p>
      <text:p text:style-name="P116"/>
      <text:p text:style-name="P116">Example:</text:p>
      <text:p text:style-name="P116"><text:soft-page-break/></text:p>
      <text:p text:style-name="P118">macha<text:tab/>→<text:tab/>man (person)</text:p>
      <text:p text:style-name="P118">machi<text:tab/>→<text:tab/>woman <text:span text:style-name="T111">(also used as wife)</text:span></text:p>
      <text:p text:style-name="P118"/>
      <text:p text:style-name="P118">Another Example:</text:p>
      <text:p text:style-name="P116"/>
      <text:p text:style-name="P119">evi<text:tab/>→<text:tab/>child/son</text:p>
      <text:p text:style-name="P119">ev<text:span text:style-name="T81">ɛ<text:tab/>→<text:tab/></text:span><text:span text:style-name="T80">child/daughter</text:span></text:p>
      <text:p text:style-name="P161"/>
      <text:p text:style-name="P162">Every Word that expresses a countable thing (for example rock, person, etc…) becomes plural by adding the -s consonant at the end of the word, if the word already ends in -s, it becomes -sh</text:p>
      <text:p text:style-name="P162"/>
      <text:p text:style-name="P162">Example:</text:p>
      <text:p text:style-name="P162"/>
      <text:p text:style-name="P162">macha<text:tab/>→<text:tab/>man (person)</text:p>
      <text:p text:style-name="P162">machas<text:tab/>→<text:tab/>men (people)</text:p>
      <text:p text:style-name="P162"/>
      <text:p text:style-name="P162"/>
      <text:p text:style-name="P159">Another Example:</text:p>
      <text:p text:style-name="P159"/>
      <text:p text:style-name="P163">kelis<text:tab/>→<text:tab/>rock</text:p>
      <text:p text:style-name="P163">kelish<text:tab/>→<text:tab/>rocks</text:p>
      <text:p text:style-name="P163"/>
      <text:p text:style-name="P89">Every Verb has a “base form” which is used to express the activity done at any time, for example, </text:p>
      <text:p text:style-name="P89">for the verb “to run” the base form will express the act of running in general.</text:p>
      <text:p text:style-name="P89"/>
      <text:p text:style-name="P95">Every base form of each verb will end in -eti, -oti or -ati.</text:p>
      <text:p text:style-name="P89"/>
      <text:p text:style-name="P91"><text:span text:style-name="T115">T</text:span><text:span text:style-name="T99">o conjugate a verb, </text:span><text:span text:style-name="T115">in general</text:span><text:span text:style-name="T99">, we remove the last </text:span><text:span text:style-name="T100">syllable </text:span><text:span text:style-name="T115">from</text:span><text:span text:style-name="T100"> the base form and add the res</text:span><text:span text:style-name="T101">p</text:span><text:span text:style-name="T100">ective conjugation. </text:span><text:span text:style-name="T118">If, when conjugating we get two vocals at the end of the word (for example safeti when conjugated in present first singular person, becomes safei) we remove the second to last vocal (in our example, it becomes safi)</text:span></text:p>
      <text:p text:style-name="P90"/>
      <text:p text:style-name="P172"><text:span text:style-name="T41">There are many different moods in this Language, we have</text:span><text:span text:style-name="T42">:</text:span></text:p>
      <text:p text:style-name="P172"><text:span text:style-name="T42"/></text:p>
      <text:p text:style-name="P172"><text:span text:style-name="T50">Indicative:</text:span><text:span text:style-name="T41"> </text:span></text:p>
      <text:p text:style-name="P172"><text:span text:style-name="T41"/></text:p>
      <text:p text:style-name="P172"><text:span text:style-name="T45">it is used </text:span><text:span text:style-name="T41">to describe something that we are sure is happening/happened/will happen</text:span></text:p>
      <text:p text:style-name="P170"><text:span text:style-name="T40"/></text:p>
      <text:p text:style-name="P104">it’s constructed in the following way:</text:p>
      <text:p text:style-name="P170"><text:span text:style-name="T40"/></text:p>
      <text:p text:style-name="P170"><text:span text:style-name="T40">Subject + Verb </text:span><text:span text:style-name="T43">c</text:span><text:span text:style-name="T40">onjugated </text:span><text:span text:style-name="T43">accordingly + </text:span><text:span text:style-name="T44">Object</text:span></text:p>
      <text:p text:style-name="P170"><text:span text:style-name="T44"/></text:p>
      <text:p text:style-name="P105">Example:</text:p>
      <text:p text:style-name="P173"><text:span text:style-name="T40"/></text:p>
      <text:p text:style-name="P174"><text:span text:style-name="T40">The man loves his wife <text:s/>→ <text:s/>man loves his wife <text:s/>→ <text:s/>macha popoki </text:span><text:span text:style-name="T37">n</text:span><text:span text:style-name="T36">ɛ </text:span><text:span text:style-name="T35">machi</text:span></text:p>
      <text:p text:style-name="P170"><text:span text:style-name="T40"/></text:p>
      <text:p text:style-name="P170"><text:span text:style-name="T40"/></text:p>
      <text:p text:style-name="P170"><text:span text:style-name="T40"/></text:p>
      <text:p text:style-name="P143">Conditional:</text:p>
      <text:p text:style-name="P171"><text:span text:style-name="T49"/></text:p>
      <text:p text:style-name="P171"><text:span text:style-name="T46">it is used </text:span><text:span text:style-name="T40">to describe something that could happen if something else happens:</text:span></text:p>
      <text:p text:style-name="P106"><text:soft-page-break/>if he did a thing, I would do another thing as a result.</text:p>
      <text:p text:style-name="P171"><text:span text:style-name="T40"/></text:p>
      <text:p text:style-name="P175"><text:span text:style-name="T47">I</text:span><text:span text:style-name="T40">t’s constructed in the following way:</text:span></text:p>
      <text:p text:style-name="P175"><text:span text:style-name="T40"/></text:p>
      <text:p text:style-name="P103">if + Subject 1 + Verb conjugated using Indicative mood accordingly + Object 1 + Subject 2 + Verb conjugated using Conditional mood accordingly + Object 2</text:p>
      <text:p text:style-name="P175"><text:span text:style-name="T40"/></text:p>
      <text:p text:style-name="P103">Example:</text:p>
      <text:p text:style-name="P175"><text:span text:style-name="T40"/></text:p>
      <text:p text:style-name="P176"><text:span text:style-name="T40">if she will be my wife, I will be her husband → </text:span><text:span text:style-name="T48">sak </text:span><text:span text:style-name="T37">n</text:span><text:span text:style-name="T36">ɛ </text:span><text:span text:style-name="T37">safego </text:span><text:span text:style-name="T36">ɛ</text:span><text:span text:style-name="T37">ki machi, </text:span><text:span text:style-name="T36">ɛ</text:span><text:span text:style-name="T37">i </text:span><text:span text:style-name="T38">safegrai</text:span><text:span text:style-name="T37"> </text:span><text:span text:style-name="T39">n</text:span><text:span text:style-name="T36">ɛ</text:span><text:span text:style-name="T37">k macha</text:span></text:p>
      <text:p text:style-name="P176"><text:span text:style-name="T37"/></text:p>
      <text:p text:style-name="P176"><text:span text:style-name="T37"/></text:p>
      <text:p text:style-name="P177"><text:span text:style-name="T37">H</text:span><text:span text:style-name="T35">ere are Presented all of the conjugation tables:</text:span></text:p>
      <text:p text:style-name="P177"><text:span text:style-name="T35"/></text:p>
      <text:p text:style-name="P167">Indicative Conjugation Table:</text:p>
      <text:p text:style-name="P88"/>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4"/>
          </table:table-cell>
          <table:table-cell table:style-name="Tabella1.A1" office:value-type="string">
            <text:p text:style-name="P27">I</text:p>
          </table:table-cell>
          <table:table-cell table:style-name="Tabella1.A1" office:value-type="string">
            <text:p text:style-name="P27">You (Singular)</text:p>
          </table:table-cell>
          <table:table-cell table:style-name="Tabella1.A1" office:value-type="string">
            <text:p text:style-name="P27">He</text:p>
          </table:table-cell>
          <table:table-cell table:style-name="Tabella1.A1" office:value-type="string">
            <text:p text:style-name="P31">She</text:p>
          </table:table-cell>
          <table:table-cell table:style-name="Tabella1.A1" office:value-type="string">
            <text:p text:style-name="P28">We</text:p>
            <text:p text:style-name="P28">Masculin</text:p>
          </table:table-cell>
          <table:table-cell table:style-name="Tabella1.A1" office:value-type="string">
            <text:p text:style-name="P27">We</text:p>
            <text:p text:style-name="P27">Feminine</text:p>
          </table:table-cell>
          <table:table-cell table:style-name="Tabella1.A1" office:value-type="string">
            <text:p text:style-name="P27">You</text:p>
            <text:p text:style-name="P27">(Plural)</text:p>
            <text:p text:style-name="P27">Masculin</text:p>
          </table:table-cell>
          <table:table-cell table:style-name="Tabella1.A1" office:value-type="string">
            <text:p text:style-name="P27">You </text:p>
            <text:p text:style-name="P27">(Plural) Feminine</text:p>
          </table:table-cell>
          <table:table-cell table:style-name="Tabella1.J1" office:value-type="string">
            <text:p text:style-name="P27">They</text:p>
          </table:table-cell>
        </table:table-row>
        <table:table-row table:style-name="Tabella1.2">
          <table:table-cell table:style-name="Tabella1.A2" office:value-type="string">
            <text:p text:style-name="P14">Base Form</text:p>
          </table:table-cell>
          <table:table-cell table:style-name="Tabella1.A2" office:value-type="string">
            <text:p text:style-name="P31">-</text:p>
          </table:table-cell>
          <table:table-cell table:style-name="Tabella1.A2" office:value-type="string">
            <text:p text:style-name="P14">-</text:p>
          </table:table-cell>
          <table:table-cell table:style-name="Tabella1.A2" office:value-type="string">
            <text:p text:style-name="P18">-</text:p>
          </table:table-cell>
          <table:table-cell table:style-name="Tabella1.A2" office:value-type="string">
            <text:p text:style-name="P21">-</text:p>
          </table:table-cell>
          <table:table-cell table:style-name="Tabella1.A2" office:value-type="string">
            <text:p text:style-name="P155">-</text:p>
          </table:table-cell>
          <table:table-cell table:style-name="Tabella1.A2" office:value-type="string">
            <text:p text:style-name="P22">-</text:p>
          </table:table-cell>
          <table:table-cell table:style-name="Tabella1.A2" office:value-type="string">
            <text:p text:style-name="P17">-</text:p>
          </table:table-cell>
          <table:table-cell table:style-name="Tabella1.A2" office:value-type="string">
            <text:p text:style-name="P17">-</text:p>
          </table:table-cell>
          <table:table-cell table:style-name="Tabella1.J2" office:value-type="string">
            <text:p text:style-name="P17">-</text:p>
          </table:table-cell>
        </table:table-row>
        <table:table-row table:style-name="Tabella1.3">
          <table:table-cell table:style-name="Tabella1.A2" office:value-type="string">
            <text:p text:style-name="P14">Present Simple</text:p>
          </table:table-cell>
          <table:table-cell table:style-name="Tabella1.A2" office:value-type="string">
            <text:p text:style-name="P31">i</text:p>
          </table:table-cell>
          <table:table-cell table:style-name="Tabella1.A2" office:value-type="string">
            <text:p text:style-name="P31">e</text:p>
          </table:table-cell>
          <table:table-cell table:style-name="Tabella1.A2" office:value-type="string">
            <text:p text:style-name="P31">ki</text:p>
          </table:table-cell>
          <table:table-cell table:style-name="Tabella1.A2" office:value-type="string">
            <text:p text:style-name="P31">ko</text:p>
          </table:table-cell>
          <table:table-cell table:style-name="Tabella1.A2" office:value-type="string">
            <text:p text:style-name="P23"><text:span text:style-name="T27">k</text:span><text:span text:style-name="T24">ɛ</text:span></text:p>
          </table:table-cell>
          <table:table-cell table:style-name="Tabella1.A2" office:value-type="string">
            <text:p text:style-name="P23"><text:span text:style-name="T97">k</text:span>oi</text:p>
          </table:table-cell>
          <table:table-cell table:style-name="Tabella1.A2" office:value-type="string">
            <text:p text:style-name="P31">koe</text:p>
          </table:table-cell>
          <table:table-cell table:style-name="Tabella1.A2" office:value-type="string">
            <text:p text:style-name="P31">ka</text:p>
          </table:table-cell>
          <table:table-cell table:style-name="Tabella1.J2" office:value-type="string">
            <text:p text:style-name="P31">ha</text:p>
          </table:table-cell>
        </table:table-row>
        <table:table-row table:style-name="Tabella1.4">
          <table:table-cell table:style-name="Tabella1.A2" office:value-type="string">
            <text:p text:style-name="P14">Present Perfect</text:p>
          </table:table-cell>
          <table:table-cell table:style-name="Tabella1.A2" office:value-type="string">
            <text:p text:style-name="P44">mi</text:p>
          </table:table-cell>
          <table:table-cell table:style-name="Tabella1.A2" office:value-type="string">
            <text:p text:style-name="P44">me</text:p>
          </table:table-cell>
          <table:table-cell table:style-name="Tabella1.A2" office:value-type="string">
            <text:p text:style-name="P44">mei</text:p>
          </table:table-cell>
          <table:table-cell table:style-name="Tabella1.A2" office:value-type="string">
            <text:p text:style-name="P44">mo</text:p>
          </table:table-cell>
          <table:table-cell table:style-name="Tabella1.A2" office:value-type="string">
            <text:p text:style-name="P44">mai</text:p>
          </table:table-cell>
          <table:table-cell table:style-name="Tabella1.A2" office:value-type="string">
            <text:p text:style-name="P44">moi</text:p>
          </table:table-cell>
          <table:table-cell table:style-name="Tabella1.A2" office:value-type="string">
            <text:p text:style-name="P44">moi</text:p>
          </table:table-cell>
          <table:table-cell table:style-name="Tabella1.A2" office:value-type="string">
            <text:p text:style-name="P44">ma</text:p>
          </table:table-cell>
          <table:table-cell table:style-name="Tabella1.J2" office:value-type="string">
            <text:p text:style-name="P44">mat</text:p>
          </table:table-cell>
        </table:table-row>
        <table:table-row table:style-name="Tabella1.5">
          <table:table-cell table:style-name="Tabella1.A2" office:value-type="string">
            <text:p text:style-name="P14">Past Simple</text:p>
          </table:table-cell>
          <table:table-cell table:style-name="Tabella1.A2" office:value-type="string">
            <text:p text:style-name="P34">zhi</text:p>
          </table:table-cell>
          <table:table-cell table:style-name="Tabella1.A2" office:value-type="string">
            <text:p text:style-name="P34">zhe:i</text:p>
          </table:table-cell>
          <table:table-cell table:style-name="Tabella1.A2" office:value-type="string">
            <text:p text:style-name="P34">zho:i</text:p>
          </table:table-cell>
          <table:table-cell table:style-name="Tabella1.A2" office:value-type="string">
            <text:p text:style-name="P34">zho</text:p>
          </table:table-cell>
          <table:table-cell table:style-name="Tabella1.A2" office:value-type="string">
            <text:p text:style-name="P34">si</text:p>
          </table:table-cell>
          <table:table-cell table:style-name="Tabella1.A2" office:value-type="string">
            <text:p text:style-name="P34">soi</text:p>
          </table:table-cell>
          <table:table-cell table:style-name="Tabella1.A2" office:value-type="string">
            <text:p text:style-name="P34">zho:e</text:p>
          </table:table-cell>
          <table:table-cell table:style-name="Tabella1.A2" office:value-type="string">
            <text:p text:style-name="P34">zha</text:p>
          </table:table-cell>
          <table:table-cell table:style-name="Tabella1.J2" office:value-type="string">
            <text:p text:style-name="P34">zh<text:span text:style-name="T28">ɛ</text:span></text:p>
          </table:table-cell>
        </table:table-row>
        <table:table-row table:style-name="Tabella1.4">
          <table:table-cell table:style-name="Tabella1.A2" office:value-type="string">
            <text:p text:style-name="P14">Past Perfect</text:p>
          </table:table-cell>
          <table:table-cell table:style-name="Tabella1.A2" office:value-type="string">
            <text:p text:style-name="P47">ti</text:p>
          </table:table-cell>
          <table:table-cell table:style-name="Tabella1.A2" office:value-type="string">
            <text:p text:style-name="P47">te</text:p>
          </table:table-cell>
          <table:table-cell table:style-name="Tabella1.A2" office:value-type="string">
            <text:p text:style-name="P47">te:i</text:p>
          </table:table-cell>
          <table:table-cell table:style-name="Tabella1.A2" office:value-type="string">
            <text:p text:style-name="P47">to</text:p>
          </table:table-cell>
          <table:table-cell table:style-name="Tabella1.A2" office:value-type="string">
            <text:p text:style-name="P47">tai</text:p>
          </table:table-cell>
          <table:table-cell table:style-name="Tabella1.A2" office:value-type="string">
            <text:p text:style-name="P47">toi</text:p>
          </table:table-cell>
          <table:table-cell table:style-name="Tabella1.A2" office:value-type="string">
            <text:p text:style-name="P47">toe</text:p>
          </table:table-cell>
          <table:table-cell table:style-name="Tabella1.A2" office:value-type="string">
            <text:p text:style-name="P47">ta</text:p>
          </table:table-cell>
          <table:table-cell table:style-name="Tabella1.J2" office:value-type="string">
            <text:p text:style-name="P47">tat</text:p>
          </table:table-cell>
        </table:table-row>
        <table:table-row table:style-name="Tabella1.7">
          <table:table-cell table:style-name="Tabella1.A2" office:value-type="string">
            <text:p text:style-name="P14">Future Simple</text:p>
          </table:table-cell>
          <table:table-cell table:style-name="Tabella1.A2" office:value-type="string">
            <text:p text:style-name="P36">gai</text:p>
          </table:table-cell>
          <table:table-cell table:style-name="Tabella1.A2" office:value-type="string">
            <text:p text:style-name="P36">gei</text:p>
          </table:table-cell>
          <table:table-cell table:style-name="Tabella1.A2" office:value-type="string">
            <text:p text:style-name="P36">go:i</text:p>
          </table:table-cell>
          <table:table-cell table:style-name="Tabella1.A2" office:value-type="string">
            <text:p text:style-name="P36">go</text:p>
          </table:table-cell>
          <table:table-cell table:style-name="Tabella1.A2" office:value-type="string">
            <text:p text:style-name="P36">g<text:span text:style-name="T24">is</text:span></text:p>
          </table:table-cell>
          <table:table-cell table:style-name="Tabella1.A2" office:value-type="string">
            <text:p text:style-name="P36">gos</text:p>
          </table:table-cell>
          <table:table-cell table:style-name="Tabella1.A2" office:value-type="string">
            <text:p text:style-name="P36">g<text:span text:style-name="T28">ɛ</text:span><text:span text:style-name="T24">s</text:span></text:p>
          </table:table-cell>
          <table:table-cell table:style-name="Tabella1.A2" office:value-type="string">
            <text:p text:style-name="P38">gas</text:p>
          </table:table-cell>
          <table:table-cell table:style-name="Tabella1.J2" office:value-type="string">
            <text:p text:style-name="P38">gyos</text:p>
          </table:table-cell>
        </table:table-row>
        <table:table-row table:style-name="Tabella1.5">
          <table:table-cell table:style-name="Tabella1.A2" office:value-type="string">
            <text:p text:style-name="P14">Future Perfect</text:p>
          </table:table-cell>
          <table:table-cell table:style-name="Tabella1.A2" office:value-type="string">
            <text:p text:style-name="P49">bit</text:p>
          </table:table-cell>
          <table:table-cell table:style-name="Tabella1.A2" office:value-type="string">
            <text:p text:style-name="P49">bet</text:p>
          </table:table-cell>
          <table:table-cell table:style-name="Tabella1.A2" office:value-type="string">
            <text:p text:style-name="P49">be:i</text:p>
          </table:table-cell>
          <table:table-cell table:style-name="Tabella1.A2" office:value-type="string">
            <text:p text:style-name="P49">bo</text:p>
          </table:table-cell>
          <table:table-cell table:style-name="Tabella1.A2" office:value-type="string">
            <text:p text:style-name="P49">bi</text:p>
          </table:table-cell>
          <table:table-cell table:style-name="Tabella1.A2" office:value-type="string">
            <text:p text:style-name="P49">bot</text:p>
          </table:table-cell>
          <table:table-cell table:style-name="Tabella1.A2" office:value-type="string">
            <text:p text:style-name="P49">boe</text:p>
          </table:table-cell>
          <table:table-cell table:style-name="Tabella1.A2" office:value-type="string">
            <text:p text:style-name="P49">ba</text:p>
          </table:table-cell>
          <table:table-cell table:style-name="Tabella1.J2" office:value-type="string">
            <text:p text:style-name="P49">bat</text:p>
          </table:table-cell>
        </table:table-row>
        <table:table-row>
          <table:table-cell table:style-name="Tabella1.A2" office:value-type="string">
            <text:p text:style-name="P14">Continuous Form</text:p>
          </table:table-cell>
          <table:table-cell table:style-name="Tabella1.A2" office:value-type="string">
            <text:p text:style-name="P40"><text:span text:style-name="T98">l</text:span>o:<text:span text:style-name="T98">t</text:span></text:p>
          </table:table-cell>
          <table:table-cell table:style-name="Tabella1.A2" office:value-type="string">
            <text:p text:style-name="P42">la:i</text:p>
          </table:table-cell>
          <table:table-cell table:style-name="Tabella1.A2" office:value-type="string">
            <text:p text:style-name="P40">lo</text:p>
          </table:table-cell>
          <table:table-cell table:style-name="Tabella1.A2" office:value-type="string">
            <text:p text:style-name="P40">lo<text:span text:style-name="T104">i</text:span></text:p>
          </table:table-cell>
          <table:table-cell table:style-name="Tabella1.A2" office:value-type="string">
            <text:p text:style-name="P40">lo</text:p>
          </table:table-cell>
          <table:table-cell table:style-name="Tabella1.A2" office:value-type="string">
            <text:p text:style-name="P40">loi</text:p>
          </table:table-cell>
          <table:table-cell table:style-name="Tabella1.A2" office:value-type="string">
            <text:p text:style-name="P40">lo<text:span text:style-name="T104">t</text:span></text:p>
          </table:table-cell>
          <table:table-cell table:style-name="Tabella1.A2" office:value-type="string">
            <text:p text:style-name="P40">lo<text:span text:style-name="T104">t</text:span>i</text:p>
          </table:table-cell>
          <table:table-cell table:style-name="Tabella1.J2" office:value-type="string">
            <text:p text:style-name="P40">l<text:span text:style-name="T104">at</text:span></text:p>
          </table:table-cell>
        </table:table-row>
      </table:table>
      <text:p text:style-name="P88"/>
      <text:p text:style-name="P108"/>
      <text:p text:style-name="P121">Some verbs will be difficult to pronounce using this conjugation table, for example, the verb kochati (to have) when conjugated to the First Person Singular in Past Simple becomes kochzhi.</text:p>
      <text:p text:style-name="P121">This verbs are irregular and <text:span text:style-name="T103">their conjugation will either be special, or their root will change in the conjugation.</text:span></text:p>
      <text:p text:style-name="P121"/>
      <text:p text:style-name="P121"/>
      <text:p text:style-name="P189">Indicative Irregular Verbs:</text:p>
      <text:p text:style-name="P121"/>
      <text:p text:style-name="P122"><text:soft-page-break/>Here we will list all the irregular verbs and respective conjugation:</text:p>
      <text:p text:style-name="P122"/>
      <text:p text:style-name="P124"><text:span text:style-name="T121">Indicative </text:span>Conjugation Table of “to have” (kochati):</text:p>
      <text:p text:style-name="P123"/>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able:table-column table:style-name="Tabella2.J"/>
        <table:table-row table:style-name="Tabella2.1">
          <table:table-cell table:style-name="Tabella2.A1" office:value-type="string">
            <text:p text:style-name="P15"/>
          </table:table-cell>
          <table:table-cell table:style-name="Tabella2.A1" office:value-type="string">
            <text:p text:style-name="P29">I</text:p>
          </table:table-cell>
          <table:table-cell table:style-name="Tabella2.A1" office:value-type="string">
            <text:p text:style-name="P29">You (Singular)</text:p>
          </table:table-cell>
          <table:table-cell table:style-name="Tabella2.A1" office:value-type="string">
            <text:p text:style-name="P29">He</text:p>
          </table:table-cell>
          <table:table-cell table:style-name="Tabella2.A1" office:value-type="string">
            <text:p text:style-name="P32">She</text:p>
          </table:table-cell>
          <table:table-cell table:style-name="Tabella2.A1" office:value-type="string">
            <text:p text:style-name="P29">We</text:p>
            <text:p text:style-name="P29">Masculin</text:p>
          </table:table-cell>
          <table:table-cell table:style-name="Tabella2.A1" office:value-type="string">
            <text:p text:style-name="P29">We</text:p>
            <text:p text:style-name="P29">Feminine</text:p>
          </table:table-cell>
          <table:table-cell table:style-name="Tabella2.A1" office:value-type="string">
            <text:p text:style-name="P29">You</text:p>
            <text:p text:style-name="P29">(Plural)</text:p>
            <text:p text:style-name="P29">Masculin</text:p>
          </table:table-cell>
          <table:table-cell table:style-name="Tabella2.A1" office:value-type="string">
            <text:p text:style-name="P29">You </text:p>
            <text:p text:style-name="P29">(Plural) Feminine</text:p>
          </table:table-cell>
          <table:table-cell table:style-name="Tabella2.J1" office:value-type="string">
            <text:p text:style-name="P29">They</text:p>
          </table:table-cell>
        </table:table-row>
        <table:table-row table:style-name="Tabella2.2">
          <table:table-cell table:style-name="Tabella2.A2" office:value-type="string">
            <text:p text:style-name="P15">Base Form</text:p>
          </table:table-cell>
          <table:table-cell table:style-name="Tabella2.A2" office:value-type="string">
            <text:p text:style-name="P32">-</text:p>
          </table:table-cell>
          <table:table-cell table:style-name="Tabella2.A2" office:value-type="string">
            <text:p text:style-name="P15">-</text:p>
          </table:table-cell>
          <table:table-cell table:style-name="Tabella2.A2" office:value-type="string">
            <text:p text:style-name="P19">-</text:p>
          </table:table-cell>
          <table:table-cell table:style-name="Tabella2.A2" office:value-type="string">
            <text:p text:style-name="P24">-</text:p>
          </table:table-cell>
          <table:table-cell table:style-name="Tabella2.A2" office:value-type="string">
            <text:p text:style-name="P156">-</text:p>
          </table:table-cell>
          <table:table-cell table:style-name="Tabella2.A2" office:value-type="string">
            <text:p text:style-name="P24">-</text:p>
          </table:table-cell>
          <table:table-cell table:style-name="Tabella2.A2" office:value-type="string">
            <text:p text:style-name="P19">-</text:p>
          </table:table-cell>
          <table:table-cell table:style-name="Tabella2.A2" office:value-type="string">
            <text:p text:style-name="P19">-</text:p>
          </table:table-cell>
          <table:table-cell table:style-name="Tabella2.J2" office:value-type="string">
            <text:p text:style-name="P19">-</text:p>
          </table:table-cell>
        </table:table-row>
        <table:table-row table:style-name="Tabella2.3">
          <table:table-cell table:style-name="Tabella2.A2" office:value-type="string">
            <text:p text:style-name="P15">Present Simple</text:p>
          </table:table-cell>
          <table:table-cell table:style-name="Tabella2.A2" office:value-type="string">
            <text:p text:style-name="P32"><text:span text:style-name="T105">koch</text:span>i</text:p>
          </table:table-cell>
          <table:table-cell table:style-name="Tabella2.A2" office:value-type="string">
            <text:p text:style-name="P32"><text:span text:style-name="T105">koch</text:span>e</text:p>
          </table:table-cell>
          <table:table-cell table:style-name="Tabella2.A2" office:value-type="string">
            <text:p text:style-name="P32"><text:span text:style-name="T105">ko</text:span>ki</text:p>
          </table:table-cell>
          <table:table-cell table:style-name="Tabella2.A2" office:value-type="string">
            <text:p text:style-name="P32"><text:span text:style-name="T105">ko</text:span>ko</text:p>
          </table:table-cell>
          <table:table-cell table:style-name="Tabella2.A2" office:value-type="string">
            <text:p text:style-name="P24"><text:span text:style-name="T29">ko</text:span><text:span text:style-name="T27">k</text:span><text:span text:style-name="T24">ɛ</text:span></text:p>
          </table:table-cell>
          <table:table-cell table:style-name="Tabella2.A2" office:value-type="string">
            <text:p text:style-name="P24"><text:span text:style-name="T105">ko</text:span><text:span text:style-name="T97">k</text:span>oi</text:p>
          </table:table-cell>
          <table:table-cell table:style-name="Tabella2.A2" office:value-type="string">
            <text:p text:style-name="P32"><text:span text:style-name="T105">ko</text:span>koe</text:p>
          </table:table-cell>
          <table:table-cell table:style-name="Tabella2.A2" office:value-type="string">
            <text:p text:style-name="P32"><text:span text:style-name="T105">ko</text:span>ka</text:p>
          </table:table-cell>
          <table:table-cell table:style-name="Tabella2.J2" office:value-type="string">
            <text:p text:style-name="P32"><text:span text:style-name="T105">ko</text:span>ha</text:p>
          </table:table-cell>
        </table:table-row>
        <table:table-row table:style-name="Tabella2.4">
          <table:table-cell table:style-name="Tabella2.A2" office:value-type="string">
            <text:p text:style-name="P15">Present Perfect</text:p>
          </table:table-cell>
          <table:table-cell table:style-name="Tabella2.A2" office:value-type="string">
            <text:p text:style-name="P45"><text:span text:style-name="T105">ko</text:span>mi</text:p>
          </table:table-cell>
          <table:table-cell table:style-name="Tabella2.A2" office:value-type="string">
            <text:p text:style-name="P45"><text:span text:style-name="T105">ko</text:span>me</text:p>
          </table:table-cell>
          <table:table-cell table:style-name="Tabella2.A2" office:value-type="string">
            <text:p text:style-name="P45"><text:span text:style-name="T105">ko</text:span>mei</text:p>
          </table:table-cell>
          <table:table-cell table:style-name="Tabella2.A2" office:value-type="string">
            <text:p text:style-name="P45"><text:span text:style-name="T105">ko</text:span>mo</text:p>
          </table:table-cell>
          <table:table-cell table:style-name="Tabella2.A2" office:value-type="string">
            <text:p text:style-name="P45"><text:span text:style-name="T105">ko</text:span>mai</text:p>
          </table:table-cell>
          <table:table-cell table:style-name="Tabella2.A2" office:value-type="string">
            <text:p text:style-name="P45"><text:span text:style-name="T105">ko</text:span>moi</text:p>
          </table:table-cell>
          <table:table-cell table:style-name="Tabella2.A2" office:value-type="string">
            <text:p text:style-name="P45"><text:span text:style-name="T105">ko</text:span>moi</text:p>
          </table:table-cell>
          <table:table-cell table:style-name="Tabella2.A2" office:value-type="string">
            <text:p text:style-name="P45"><text:span text:style-name="T105">ko</text:span>ma</text:p>
          </table:table-cell>
          <table:table-cell table:style-name="Tabella2.J2" office:value-type="string">
            <text:p text:style-name="P45"><text:span text:style-name="T105">ko</text:span>mat</text:p>
          </table:table-cell>
        </table:table-row>
        <table:table-row table:style-name="Tabella2.5">
          <table:table-cell table:style-name="Tabella2.A2" office:value-type="string">
            <text:p text:style-name="P15">Past Simple</text:p>
          </table:table-cell>
          <table:table-cell table:style-name="Tabella2.A2" office:value-type="string">
            <text:p text:style-name="P35"><text:span text:style-name="T105">ko</text:span>zhi</text:p>
          </table:table-cell>
          <table:table-cell table:style-name="Tabella2.A2" office:value-type="string">
            <text:p text:style-name="P35"><text:span text:style-name="T105">ko</text:span>zhe:i</text:p>
          </table:table-cell>
          <table:table-cell table:style-name="Tabella2.A2" office:value-type="string">
            <text:p text:style-name="P35"><text:span text:style-name="T105">ko</text:span>zho:i</text:p>
          </table:table-cell>
          <table:table-cell table:style-name="Tabella2.A2" office:value-type="string">
            <text:p text:style-name="P35"><text:span text:style-name="T105">ko</text:span>zho</text:p>
          </table:table-cell>
          <table:table-cell table:style-name="Tabella2.A2" office:value-type="string">
            <text:p text:style-name="P35"><text:span text:style-name="T105">ko</text:span>si</text:p>
          </table:table-cell>
          <table:table-cell table:style-name="Tabella2.A2" office:value-type="string">
            <text:p text:style-name="P35"><text:span text:style-name="T106">ko</text:span>soi</text:p>
          </table:table-cell>
          <table:table-cell table:style-name="Tabella2.A2" office:value-type="string">
            <text:p text:style-name="P35"><text:span text:style-name="T106">ko</text:span>zho:e</text:p>
          </table:table-cell>
          <table:table-cell table:style-name="Tabella2.A2" office:value-type="string">
            <text:p text:style-name="P35"><text:span text:style-name="T106">ko</text:span>zha</text:p>
          </table:table-cell>
          <table:table-cell table:style-name="Tabella2.J2" office:value-type="string">
            <text:p text:style-name="P35"><text:span text:style-name="T106">ko</text:span>zh<text:span text:style-name="T28">ɛ</text:span></text:p>
          </table:table-cell>
        </table:table-row>
        <table:table-row table:style-name="Tabella2.4">
          <table:table-cell table:style-name="Tabella2.A2" office:value-type="string">
            <text:p text:style-name="P15">Past Perfect</text:p>
          </table:table-cell>
          <table:table-cell table:style-name="Tabella2.A2" office:value-type="string">
            <text:p text:style-name="P48"><text:span text:style-name="T106">ko</text:span>ti</text:p>
          </table:table-cell>
          <table:table-cell table:style-name="Tabella2.A2" office:value-type="string">
            <text:p text:style-name="P48"><text:span text:style-name="T106">ko</text:span>te</text:p>
          </table:table-cell>
          <table:table-cell table:style-name="Tabella2.A2" office:value-type="string">
            <text:p text:style-name="P48"><text:span text:style-name="T106">ko</text:span>te:i</text:p>
          </table:table-cell>
          <table:table-cell table:style-name="Tabella2.A2" office:value-type="string">
            <text:p text:style-name="P48"><text:span text:style-name="T106">ko</text:span>to</text:p>
          </table:table-cell>
          <table:table-cell table:style-name="Tabella2.A2" office:value-type="string">
            <text:p text:style-name="P48"><text:span text:style-name="T106">ko</text:span>tai</text:p>
          </table:table-cell>
          <table:table-cell table:style-name="Tabella2.A2" office:value-type="string">
            <text:p text:style-name="P48"><text:span text:style-name="T106">ko</text:span>toi</text:p>
          </table:table-cell>
          <table:table-cell table:style-name="Tabella2.A2" office:value-type="string">
            <text:p text:style-name="P48"><text:span text:style-name="T106">ko</text:span>toe</text:p>
          </table:table-cell>
          <table:table-cell table:style-name="Tabella2.A2" office:value-type="string">
            <text:p text:style-name="P48"><text:span text:style-name="T106">ko</text:span>ta</text:p>
          </table:table-cell>
          <table:table-cell table:style-name="Tabella2.J2" office:value-type="string">
            <text:p text:style-name="P48"><text:span text:style-name="T106">ko</text:span>tat</text:p>
          </table:table-cell>
        </table:table-row>
        <table:table-row table:style-name="Tabella2.7">
          <table:table-cell table:style-name="Tabella2.A2" office:value-type="string">
            <text:p text:style-name="P15">Future Simple</text:p>
          </table:table-cell>
          <table:table-cell table:style-name="Tabella2.A2" office:value-type="string">
            <text:p text:style-name="P37"><text:span text:style-name="T106">ko</text:span>gai</text:p>
          </table:table-cell>
          <table:table-cell table:style-name="Tabella2.A2" office:value-type="string">
            <text:p text:style-name="P37"><text:span text:style-name="T106">ko</text:span>gei</text:p>
          </table:table-cell>
          <table:table-cell table:style-name="Tabella2.A2" office:value-type="string">
            <text:p text:style-name="P37"><text:span text:style-name="T106">ko</text:span>go:i</text:p>
          </table:table-cell>
          <table:table-cell table:style-name="Tabella2.A2" office:value-type="string">
            <text:p text:style-name="P37"><text:span text:style-name="T106">ko</text:span>go</text:p>
          </table:table-cell>
          <table:table-cell table:style-name="Tabella2.A2" office:value-type="string">
            <text:p text:style-name="P37"><text:span text:style-name="T106">ko</text:span>g<text:span text:style-name="T24">is</text:span></text:p>
          </table:table-cell>
          <table:table-cell table:style-name="Tabella2.A2" office:value-type="string">
            <text:p text:style-name="P37"><text:span text:style-name="T106">ko</text:span>gos</text:p>
          </table:table-cell>
          <table:table-cell table:style-name="Tabella2.A2" office:value-type="string">
            <text:p text:style-name="P37"><text:span text:style-name="T106">ko</text:span>g<text:span text:style-name="T28">ɛ</text:span><text:span text:style-name="T24">s</text:span></text:p>
          </table:table-cell>
          <table:table-cell table:style-name="Tabella2.A2" office:value-type="string">
            <text:p text:style-name="P39"><text:span text:style-name="T106">ko</text:span>gas</text:p>
          </table:table-cell>
          <table:table-cell table:style-name="Tabella2.J2" office:value-type="string">
            <text:p text:style-name="P39"><text:span text:style-name="T106">ko</text:span>gyos</text:p>
          </table:table-cell>
        </table:table-row>
        <table:table-row table:style-name="Tabella2.5">
          <table:table-cell table:style-name="Tabella2.A2" office:value-type="string">
            <text:p text:style-name="P15">Future Perfect</text:p>
          </table:table-cell>
          <table:table-cell table:style-name="Tabella2.A2" office:value-type="string">
            <text:p text:style-name="P50"><text:span text:style-name="T106">ko</text:span>bit</text:p>
          </table:table-cell>
          <table:table-cell table:style-name="Tabella2.A2" office:value-type="string">
            <text:p text:style-name="P50"><text:span text:style-name="T106">ko</text:span>bet</text:p>
          </table:table-cell>
          <table:table-cell table:style-name="Tabella2.A2" office:value-type="string">
            <text:p text:style-name="P50"><text:span text:style-name="T106">ko</text:span>be:i</text:p>
          </table:table-cell>
          <table:table-cell table:style-name="Tabella2.A2" office:value-type="string">
            <text:p text:style-name="P50"><text:span text:style-name="T106">ko</text:span>bo</text:p>
          </table:table-cell>
          <table:table-cell table:style-name="Tabella2.A2" office:value-type="string">
            <text:p text:style-name="P50"><text:span text:style-name="T106">ko</text:span>bi</text:p>
          </table:table-cell>
          <table:table-cell table:style-name="Tabella2.A2" office:value-type="string">
            <text:p text:style-name="P50"><text:span text:style-name="T106">ko</text:span>bot</text:p>
          </table:table-cell>
          <table:table-cell table:style-name="Tabella2.A2" office:value-type="string">
            <text:p text:style-name="P50"><text:span text:style-name="T106">ko</text:span>boe</text:p>
          </table:table-cell>
          <table:table-cell table:style-name="Tabella2.A2" office:value-type="string">
            <text:p text:style-name="P50"><text:span text:style-name="T106">ko</text:span>ba</text:p>
          </table:table-cell>
          <table:table-cell table:style-name="Tabella2.J2" office:value-type="string">
            <text:p text:style-name="P50"><text:span text:style-name="T106">ko</text:span>bat</text:p>
          </table:table-cell>
        </table:table-row>
        <table:table-row>
          <table:table-cell table:style-name="Tabella2.A2" office:value-type="string">
            <text:p text:style-name="P15">Continuous Form</text:p>
          </table:table-cell>
          <table:table-cell table:style-name="Tabella2.A2" office:value-type="string">
            <text:p text:style-name="P41"><text:span text:style-name="T106">ko</text:span><text:span text:style-name="T98">l</text:span>o:<text:span text:style-name="T98">t</text:span></text:p>
          </table:table-cell>
          <table:table-cell table:style-name="Tabella2.A2" office:value-type="string">
            <text:p text:style-name="P43"><text:span text:style-name="T106">ko</text:span>la:i</text:p>
          </table:table-cell>
          <table:table-cell table:style-name="Tabella2.A2" office:value-type="string">
            <text:p text:style-name="P41"><text:span text:style-name="T106">ko</text:span>lo</text:p>
          </table:table-cell>
          <table:table-cell table:style-name="Tabella2.A2" office:value-type="string">
            <text:p text:style-name="P41"><text:span text:style-name="T106">ko</text:span>lo<text:span text:style-name="T104">i</text:span></text:p>
          </table:table-cell>
          <table:table-cell table:style-name="Tabella2.A2" office:value-type="string">
            <text:p text:style-name="P41"><text:span text:style-name="T106">ko</text:span>lo</text:p>
          </table:table-cell>
          <table:table-cell table:style-name="Tabella2.A2" office:value-type="string">
            <text:p text:style-name="P41"><text:span text:style-name="T106">ko</text:span>loi</text:p>
          </table:table-cell>
          <table:table-cell table:style-name="Tabella2.A2" office:value-type="string">
            <text:p text:style-name="P41"><text:span text:style-name="T106">ko</text:span>lo<text:span text:style-name="T104">t</text:span></text:p>
          </table:table-cell>
          <table:table-cell table:style-name="Tabella2.A2" office:value-type="string">
            <text:p text:style-name="P41"><text:span text:style-name="T106">ko</text:span>lo<text:span text:style-name="T104">t</text:span>i</text:p>
          </table:table-cell>
          <table:table-cell table:style-name="Tabella2.J2" office:value-type="string">
            <text:p text:style-name="P41"><text:span text:style-name="T106">ko</text:span>l<text:span text:style-name="T104">at</text:span></text:p>
          </table:table-cell>
        </table:table-row>
      </table:table>
      <text:p text:style-name="P125"/>
      <text:p text:style-name="P125"/>
      <text:p text:style-name="P142">Conditional Conjugation Table:</text:p>
      <text:p text:style-name="P142"/>
      <text:p text:style-name="P142"/>
      <table:table table:name="Tabella3" table:style-name="Tabella3">
        <table:table-column table:style-name="Tabella3.A"/>
        <table:table-column table:style-name="Tabella3.B"/>
        <table:table-column table:style-name="Tabella3.C"/>
        <table:table-column table:style-name="Tabella3.D"/>
        <table:table-column table:style-name="Tabella3.B"/>
        <table:table-column table:style-name="Tabella3.F"/>
        <table:table-column table:style-name="Tabella3.G"/>
        <table:table-column table:style-name="Tabella3.H"/>
        <table:table-column table:style-name="Tabella3.I"/>
        <table:table-column table:style-name="Tabella3.J"/>
        <table:table-row table:style-name="Tabella3.1">
          <table:table-cell table:style-name="Tabella3.A1" office:value-type="string">
            <text:p text:style-name="P16"/>
          </table:table-cell>
          <table:table-cell table:style-name="Tabella3.A1" office:value-type="string">
            <text:p text:style-name="P30">I</text:p>
          </table:table-cell>
          <table:table-cell table:style-name="Tabella3.A1" office:value-type="string">
            <text:p text:style-name="P30">You (Singular)</text:p>
          </table:table-cell>
          <table:table-cell table:style-name="Tabella3.A1" office:value-type="string">
            <text:p text:style-name="P30">He</text:p>
          </table:table-cell>
          <table:table-cell table:style-name="Tabella3.A1" office:value-type="string">
            <text:p text:style-name="P33">She</text:p>
          </table:table-cell>
          <table:table-cell table:style-name="Tabella3.A1" office:value-type="string">
            <text:p text:style-name="P30">We</text:p>
            <text:p text:style-name="P30">Masculin</text:p>
          </table:table-cell>
          <table:table-cell table:style-name="Tabella3.A1" office:value-type="string">
            <text:p text:style-name="P30">We</text:p>
            <text:p text:style-name="P30">Feminine</text:p>
          </table:table-cell>
          <table:table-cell table:style-name="Tabella3.A1" office:value-type="string">
            <text:p text:style-name="P30">You</text:p>
            <text:p text:style-name="P30">(Plural)</text:p>
            <text:p text:style-name="P30">Masculin</text:p>
          </table:table-cell>
          <table:table-cell table:style-name="Tabella3.A1" office:value-type="string">
            <text:p text:style-name="P30">You </text:p>
            <text:p text:style-name="P30">(Plural) Feminine</text:p>
          </table:table-cell>
          <table:table-cell table:style-name="Tabella3.J1" office:value-type="string">
            <text:p text:style-name="P30">They</text:p>
          </table:table-cell>
        </table:table-row>
        <table:table-row table:style-name="Tabella3.2">
          <table:table-cell table:style-name="Tabella3.A2" office:value-type="string">
            <text:p text:style-name="P16">Base Form</text:p>
          </table:table-cell>
          <table:table-cell table:style-name="Tabella3.A2" office:value-type="string">
            <text:p text:style-name="P33">-</text:p>
          </table:table-cell>
          <table:table-cell table:style-name="Tabella3.A2" office:value-type="string">
            <text:p text:style-name="P16">-</text:p>
          </table:table-cell>
          <table:table-cell table:style-name="Tabella3.A2" office:value-type="string">
            <text:p text:style-name="P20">-</text:p>
          </table:table-cell>
          <table:table-cell table:style-name="Tabella3.A2" office:value-type="string">
            <text:p text:style-name="P25">-</text:p>
          </table:table-cell>
          <table:table-cell table:style-name="Tabella3.A2" office:value-type="string">
            <text:p text:style-name="P157">-</text:p>
          </table:table-cell>
          <table:table-cell table:style-name="Tabella3.A2" office:value-type="string">
            <text:p text:style-name="P25">-</text:p>
          </table:table-cell>
          <table:table-cell table:style-name="Tabella3.A2" office:value-type="string">
            <text:p text:style-name="P20">-</text:p>
          </table:table-cell>
          <table:table-cell table:style-name="Tabella3.A2" office:value-type="string">
            <text:p text:style-name="P20">-</text:p>
          </table:table-cell>
          <table:table-cell table:style-name="Tabella3.J2" office:value-type="string">
            <text:p text:style-name="P20">-</text:p>
          </table:table-cell>
        </table:table-row>
        <table:table-row table:style-name="Tabella3.3">
          <table:table-cell table:style-name="Tabella3.A2" office:value-type="string">
            <text:p text:style-name="P16">Present Simple</text:p>
          </table:table-cell>
          <table:table-cell table:style-name="Tabella3.A2" office:value-type="string">
            <text:p text:style-name="P31"><text:span text:style-name="T116">r</text:span>i</text:p>
          </table:table-cell>
          <table:table-cell table:style-name="Tabella3.A2" office:value-type="string">
            <text:p text:style-name="P31"><text:span text:style-name="T119">r</text:span>e</text:p>
          </table:table-cell>
          <table:table-cell table:style-name="Tabella3.A2" office:value-type="string">
            <text:p text:style-name="P31"><text:span text:style-name="T119">zh</text:span>i</text:p>
          </table:table-cell>
          <table:table-cell table:style-name="Tabella3.A2" office:value-type="string">
            <text:p text:style-name="P31"><text:span text:style-name="T119">zh</text:span>o</text:p>
          </table:table-cell>
          <table:table-cell table:style-name="Tabella3.A2" office:value-type="string">
            <text:p text:style-name="P23"><text:span text:style-name="T30">zh</text:span><text:span text:style-name="T24">ɛ</text:span></text:p>
          </table:table-cell>
          <table:table-cell table:style-name="Tabella3.A2" office:value-type="string">
            <text:p text:style-name="P23"><text:span text:style-name="T119">zh</text:span>oi</text:p>
          </table:table-cell>
          <table:table-cell table:style-name="Tabella3.A2" office:value-type="string">
            <text:p text:style-name="P31"><text:span text:style-name="T119">zh</text:span>oe</text:p>
          </table:table-cell>
          <table:table-cell table:style-name="Tabella3.A2" office:value-type="string">
            <text:p text:style-name="P31"><text:span text:style-name="T119">zh</text:span>a</text:p>
          </table:table-cell>
          <table:table-cell table:style-name="Tabella3.J2" office:value-type="string">
            <text:p text:style-name="P31"><text:span text:style-name="T119">g</text:span>a</text:p>
          </table:table-cell>
        </table:table-row>
        <table:table-row table:style-name="Tabella3.4">
          <table:table-cell table:style-name="Tabella3.A2" office:value-type="string">
            <text:p text:style-name="P16">Present Perfect</text:p>
          </table:table-cell>
          <table:table-cell table:style-name="Tabella3.A2" office:value-type="string">
            <text:p text:style-name="P46"><text:span text:style-name="T119">r</text:span>mi</text:p>
          </table:table-cell>
          <table:table-cell table:style-name="Tabella3.A2" office:value-type="string">
            <text:p text:style-name="P46"><text:span text:style-name="T119">r</text:span>me</text:p>
          </table:table-cell>
          <table:table-cell table:style-name="Tabella3.A2" office:value-type="string">
            <text:p text:style-name="P46"><text:span text:style-name="T119">r</text:span>m<text:span text:style-name="T119">e</text:span>i</text:p>
          </table:table-cell>
          <table:table-cell table:style-name="Tabella3.A2" office:value-type="string">
            <text:p text:style-name="P46"><text:span text:style-name="T119">r</text:span>mo</text:p>
          </table:table-cell>
          <table:table-cell table:style-name="Tabella3.A2" office:value-type="string">
            <text:p text:style-name="P46"><text:span text:style-name="T119">r</text:span>mai</text:p>
          </table:table-cell>
          <table:table-cell table:style-name="Tabella3.A2" office:value-type="string">
            <text:p text:style-name="P46"><text:span text:style-name="T119">r</text:span>moi</text:p>
          </table:table-cell>
          <table:table-cell table:style-name="Tabella3.A2" office:value-type="string">
            <text:p text:style-name="P44"><text:span text:style-name="T119">r</text:span>moi</text:p>
          </table:table-cell>
          <table:table-cell table:style-name="Tabella3.A2" office:value-type="string">
            <text:p text:style-name="P44"><text:span text:style-name="T119">r</text:span>ma</text:p>
          </table:table-cell>
          <table:table-cell table:style-name="Tabella3.J2" office:value-type="string">
            <text:p text:style-name="P44"><text:span text:style-name="T119">r</text:span>mat</text:p>
          </table:table-cell>
        </table:table-row>
        <table:table-row table:style-name="Tabella3.5">
          <table:table-cell table:style-name="Tabella3.A2" office:value-type="string">
            <text:p text:style-name="P16">Past Simple</text:p>
          </table:table-cell>
          <table:table-cell table:style-name="Tabella3.A2" office:value-type="string">
            <text:p text:style-name="P34">zhi</text:p>
          </table:table-cell>
          <table:table-cell table:style-name="Tabella3.A2" office:value-type="string">
            <text:p text:style-name="P34">zhe:i</text:p>
          </table:table-cell>
          <table:table-cell table:style-name="Tabella3.A2" office:value-type="string">
            <text:p text:style-name="P34">zho:i</text:p>
          </table:table-cell>
          <table:table-cell table:style-name="Tabella3.A2" office:value-type="string">
            <text:p text:style-name="P34">zho</text:p>
          </table:table-cell>
          <table:table-cell table:style-name="Tabella3.A2" office:value-type="string">
            <text:p text:style-name="P34">si</text:p>
          </table:table-cell>
          <table:table-cell table:style-name="Tabella3.A2" office:value-type="string">
            <text:p text:style-name="P34">soi</text:p>
          </table:table-cell>
          <table:table-cell table:style-name="Tabella3.A2" office:value-type="string">
            <text:p text:style-name="P34">zho:e</text:p>
          </table:table-cell>
          <table:table-cell table:style-name="Tabella3.A2" office:value-type="string">
            <text:p text:style-name="P34">zha</text:p>
          </table:table-cell>
          <table:table-cell table:style-name="Tabella3.J2" office:value-type="string">
            <text:p text:style-name="P34">zh<text:span text:style-name="T28">ɛ</text:span></text:p>
          </table:table-cell>
        </table:table-row>
        <table:table-row table:style-name="Tabella3.4">
          <table:table-cell table:style-name="Tabella3.A2" office:value-type="string">
            <text:p text:style-name="P16">Past <text:soft-page-break/>Perfect</text:p>
          </table:table-cell>
          <table:table-cell table:style-name="Tabella3.A2" office:value-type="string">
            <text:p text:style-name="P47">t<text:span text:style-name="T120">r</text:span>i<text:soft-page-break/></text:p>
          </table:table-cell>
          <table:table-cell table:style-name="Tabella3.A2" office:value-type="string">
            <text:p text:style-name="P47">t<text:span text:style-name="T120">r</text:span>e<text:soft-page-break/></text:p>
          </table:table-cell>
          <table:table-cell table:style-name="Tabella3.A2" office:value-type="string">
            <text:p text:style-name="P47">t<text:span text:style-name="T120">r</text:span>e:i<text:soft-page-break/></text:p>
          </table:table-cell>
          <table:table-cell table:style-name="Tabella3.A2" office:value-type="string">
            <text:p text:style-name="P47">t<text:span text:style-name="T120">r</text:span>o<text:soft-page-break/></text:p>
          </table:table-cell>
          <table:table-cell table:style-name="Tabella3.A2" office:value-type="string">
            <text:p text:style-name="P47"><text:span text:style-name="T120">tr</text:span>a:i<text:soft-page-break/></text:p>
          </table:table-cell>
          <table:table-cell table:style-name="Tabella3.A2" office:value-type="string">
            <text:p text:style-name="P47"><text:span text:style-name="T120">tr</text:span>o:i<text:soft-page-break/></text:p>
          </table:table-cell>
          <table:table-cell table:style-name="Tabella3.A2" office:value-type="string">
            <text:p text:style-name="P47"><text:span text:style-name="T120">tr</text:span>o:e<text:soft-page-break/></text:p>
          </table:table-cell>
          <table:table-cell table:style-name="Tabella3.A2" office:value-type="string">
            <text:p text:style-name="P47">t<text:span text:style-name="T120">r</text:span>a<text:soft-page-break/></text:p>
          </table:table-cell>
          <table:table-cell table:style-name="Tabella3.J2" office:value-type="string">
            <text:p text:style-name="P47">t<text:span text:style-name="T120">r</text:span>at<text:soft-page-break/></text:p>
          </table:table-cell>
        </table:table-row>
        <table:table-row table:style-name="Tabella3.7">
          <table:table-cell table:style-name="Tabella3.A2" office:value-type="string">
            <text:p text:style-name="P16">Future Simple</text:p>
          </table:table-cell>
          <table:table-cell table:style-name="Tabella3.A2" office:value-type="string">
            <text:p text:style-name="P36">g<text:span text:style-name="T120">r</text:span>ai</text:p>
          </table:table-cell>
          <table:table-cell table:style-name="Tabella3.A2" office:value-type="string">
            <text:p text:style-name="P36">g<text:span text:style-name="T120">r</text:span>ei</text:p>
          </table:table-cell>
          <table:table-cell table:style-name="Tabella3.A2" office:value-type="string">
            <text:p text:style-name="P36">g<text:span text:style-name="T120">r</text:span>o:i</text:p>
          </table:table-cell>
          <table:table-cell table:style-name="Tabella3.A2" office:value-type="string">
            <text:p text:style-name="P36">g<text:span text:style-name="T120">r</text:span>o</text:p>
          </table:table-cell>
          <table:table-cell table:style-name="Tabella3.A2" office:value-type="string">
            <text:p text:style-name="P36">g<text:span text:style-name="T120">r</text:span><text:span text:style-name="T24">is</text:span></text:p>
          </table:table-cell>
          <table:table-cell table:style-name="Tabella3.A2" office:value-type="string">
            <text:p text:style-name="P36">g<text:span text:style-name="T120">r</text:span>os</text:p>
          </table:table-cell>
          <table:table-cell table:style-name="Tabella3.A2" office:value-type="string">
            <text:p text:style-name="P36">g<text:span text:style-name="T120">r</text:span><text:span text:style-name="T28">ɛ</text:span><text:span text:style-name="T24">s</text:span></text:p>
          </table:table-cell>
          <table:table-cell table:style-name="Tabella3.A2" office:value-type="string">
            <text:p text:style-name="P38">g<text:span text:style-name="T120">r</text:span>as</text:p>
          </table:table-cell>
          <table:table-cell table:style-name="Tabella3.J2" office:value-type="string">
            <text:p text:style-name="P38">g<text:span text:style-name="T120">r</text:span>yos</text:p>
          </table:table-cell>
        </table:table-row>
        <table:table-row table:style-name="Tabella3.5">
          <table:table-cell table:style-name="Tabella3.A2" office:value-type="string">
            <text:p text:style-name="P16">Future Perfect</text:p>
          </table:table-cell>
          <table:table-cell table:style-name="Tabella3.A2" office:value-type="string">
            <text:p text:style-name="P49"><text:span text:style-name="T120">r</text:span>bit</text:p>
          </table:table-cell>
          <table:table-cell table:style-name="Tabella3.A2" office:value-type="string">
            <text:p text:style-name="P49"><text:span text:style-name="T120">r</text:span>bet</text:p>
          </table:table-cell>
          <table:table-cell table:style-name="Tabella3.A2" office:value-type="string">
            <text:p text:style-name="P49"><text:span text:style-name="T120">r</text:span>be:i</text:p>
          </table:table-cell>
          <table:table-cell table:style-name="Tabella3.A2" office:value-type="string">
            <text:p text:style-name="P51">rbo</text:p>
          </table:table-cell>
          <table:table-cell table:style-name="Tabella3.A2" office:value-type="string">
            <text:p text:style-name="P49"><text:span text:style-name="T120">r</text:span>bi</text:p>
          </table:table-cell>
          <table:table-cell table:style-name="Tabella3.A2" office:value-type="string">
            <text:p text:style-name="P49"><text:span text:style-name="T120">r</text:span>bot</text:p>
          </table:table-cell>
          <table:table-cell table:style-name="Tabella3.A2" office:value-type="string">
            <text:p text:style-name="P49"><text:span text:style-name="T120">r</text:span>bo:e</text:p>
          </table:table-cell>
          <table:table-cell table:style-name="Tabella3.A2" office:value-type="string">
            <text:p text:style-name="P49"><text:span text:style-name="T120">r</text:span>ba</text:p>
          </table:table-cell>
          <table:table-cell table:style-name="Tabella3.J2" office:value-type="string">
            <text:p text:style-name="P49"><text:span text:style-name="T120">r</text:span>ba:t</text:p>
          </table:table-cell>
        </table:table-row>
        <table:table-row>
          <table:table-cell table:style-name="Tabella3.A2" office:value-type="string">
            <text:p text:style-name="P16">Continuous Form</text:p>
          </table:table-cell>
          <table:table-cell table:style-name="Tabella3.A2" office:value-type="string">
            <text:p text:style-name="P40"><text:span text:style-name="T120">r</text:span><text:span text:style-name="T98">l</text:span>o:<text:span text:style-name="T98">t</text:span></text:p>
          </table:table-cell>
          <table:table-cell table:style-name="Tabella3.A2" office:value-type="string">
            <text:p text:style-name="P42"><text:span text:style-name="T120">r</text:span>la:i</text:p>
          </table:table-cell>
          <table:table-cell table:style-name="Tabella3.A2" office:value-type="string">
            <text:p text:style-name="P40"><text:span text:style-name="T120">r</text:span>lo</text:p>
          </table:table-cell>
          <table:table-cell table:style-name="Tabella3.A2" office:value-type="string">
            <text:p text:style-name="P40"><text:span text:style-name="T120">r</text:span>lo<text:span text:style-name="T104">i</text:span></text:p>
          </table:table-cell>
          <table:table-cell table:style-name="Tabella3.A2" office:value-type="string">
            <text:p text:style-name="P40"><text:span text:style-name="T120">r</text:span>lo</text:p>
          </table:table-cell>
          <table:table-cell table:style-name="Tabella3.A2" office:value-type="string">
            <text:p text:style-name="P40"><text:span text:style-name="T120">r</text:span>loi</text:p>
          </table:table-cell>
          <table:table-cell table:style-name="Tabella3.A2" office:value-type="string">
            <text:p text:style-name="P40"><text:span text:style-name="T120">r</text:span>lo<text:span text:style-name="T104">t</text:span></text:p>
          </table:table-cell>
          <table:table-cell table:style-name="Tabella3.A2" office:value-type="string">
            <text:p text:style-name="P40"><text:span text:style-name="T120">r</text:span>lo<text:span text:style-name="T104">t</text:span>i</text:p>
          </table:table-cell>
          <table:table-cell table:style-name="Tabella3.J2" office:value-type="string">
            <text:p text:style-name="P40"><text:span text:style-name="T120">r</text:span>l<text:span text:style-name="T104">at</text:span></text:p>
          </table:table-cell>
        </table:table-row>
      </table:table>
      <text:p text:style-name="P184"/>
      <text:p text:style-name="P184"/>
      <text:p text:style-name="P189">Conditional Irregular Verbs:</text:p>
      <text:p text:style-name="P184"/>
      <text:p text:style-name="P187">Here we will list all the irregular verbs and respective conjugation:</text:p>
      <text:p text:style-name="P184"/>
      <text:p text:style-name="P186"><text:span text:style-name="T121">Conditional </text:span>Conjugation Table of “to have” (kochati):</text:p>
      <text:p text:style-name="P186"/>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column table:style-name="Tabella4.I"/>
        <table:table-column table:style-name="Tabella4.J"/>
        <table:table-row table:style-name="Tabella4.1">
          <table:table-cell table:style-name="Tabella4.A1" office:value-type="string">
            <text:p text:style-name="P191"/>
          </table:table-cell>
          <table:table-cell table:style-name="Tabella4.A1" office:value-type="string">
            <text:p text:style-name="P192">I</text:p>
          </table:table-cell>
          <table:table-cell table:style-name="Tabella4.A1" office:value-type="string">
            <text:p text:style-name="P192">You (Singular)</text:p>
          </table:table-cell>
          <table:table-cell table:style-name="Tabella4.A1" office:value-type="string">
            <text:p text:style-name="P192">He</text:p>
          </table:table-cell>
          <table:table-cell table:style-name="Tabella4.A1" office:value-type="string">
            <text:p text:style-name="P193">She</text:p>
          </table:table-cell>
          <table:table-cell table:style-name="Tabella4.A1" office:value-type="string">
            <text:p text:style-name="P192">We</text:p>
            <text:p text:style-name="P192">Masculin</text:p>
          </table:table-cell>
          <table:table-cell table:style-name="Tabella4.A1" office:value-type="string">
            <text:p text:style-name="P192">We</text:p>
            <text:p text:style-name="P192">Feminine</text:p>
          </table:table-cell>
          <table:table-cell table:style-name="Tabella4.A1" office:value-type="string">
            <text:p text:style-name="P192">You</text:p>
            <text:p text:style-name="P192">(Plural)</text:p>
            <text:p text:style-name="P192">Masculin</text:p>
          </table:table-cell>
          <table:table-cell table:style-name="Tabella4.A1" office:value-type="string">
            <text:p text:style-name="P192">You </text:p>
            <text:p text:style-name="P192">(Plural) Feminine</text:p>
          </table:table-cell>
          <table:table-cell table:style-name="Tabella4.J1" office:value-type="string">
            <text:p text:style-name="P192">They</text:p>
          </table:table-cell>
        </table:table-row>
        <table:table-row table:style-name="Tabella4.2">
          <table:table-cell table:style-name="Tabella4.A2" office:value-type="string">
            <text:p text:style-name="P191">Base Form</text:p>
          </table:table-cell>
          <table:table-cell table:style-name="Tabella4.A2" office:value-type="string">
            <text:p text:style-name="P193">-</text:p>
          </table:table-cell>
          <table:table-cell table:style-name="Tabella4.A2" office:value-type="string">
            <text:p text:style-name="P191">-</text:p>
          </table:table-cell>
          <table:table-cell table:style-name="Tabella4.A2" office:value-type="string">
            <text:p text:style-name="P194">-</text:p>
          </table:table-cell>
          <table:table-cell table:style-name="Tabella4.A2" office:value-type="string">
            <text:p text:style-name="P195">-</text:p>
          </table:table-cell>
          <table:table-cell table:style-name="Tabella4.A2" office:value-type="string">
            <text:p text:style-name="P205">-</text:p>
          </table:table-cell>
          <table:table-cell table:style-name="Tabella4.A2" office:value-type="string">
            <text:p text:style-name="P195">-</text:p>
          </table:table-cell>
          <table:table-cell table:style-name="Tabella4.A2" office:value-type="string">
            <text:p text:style-name="P194">-</text:p>
          </table:table-cell>
          <table:table-cell table:style-name="Tabella4.A2" office:value-type="string">
            <text:p text:style-name="P194">-</text:p>
          </table:table-cell>
          <table:table-cell table:style-name="Tabella4.J2" office:value-type="string">
            <text:p text:style-name="P194">-</text:p>
          </table:table-cell>
        </table:table-row>
        <table:table-row table:style-name="Tabella4.3">
          <table:table-cell table:style-name="Tabella4.A2" office:value-type="string">
            <text:p text:style-name="P191">Present Simple</text:p>
          </table:table-cell>
          <table:table-cell table:style-name="Tabella4.A2" office:value-type="string">
            <text:p text:style-name="P193"><text:span text:style-name="T117">kok</text:span><text:span text:style-name="T116">r</text:span>i</text:p>
          </table:table-cell>
          <table:table-cell table:style-name="Tabella4.A2" office:value-type="string">
            <text:p text:style-name="P193"><text:span text:style-name="T121">kok</text:span><text:span text:style-name="T119">r</text:span>e</text:p>
          </table:table-cell>
          <table:table-cell table:style-name="Tabella4.A2" office:value-type="string">
            <text:p text:style-name="P193"><text:span text:style-name="T122">ko</text:span><text:span text:style-name="T119">zh</text:span>i</text:p>
          </table:table-cell>
          <table:table-cell table:style-name="Tabella4.A2" office:value-type="string">
            <text:p text:style-name="P193"><text:span text:style-name="T119">zh</text:span>o</text:p>
          </table:table-cell>
          <table:table-cell table:style-name="Tabella4.A2" office:value-type="string">
            <text:p text:style-name="P195"><text:span text:style-name="T31">ko</text:span><text:span text:style-name="T30">zh</text:span><text:span text:style-name="T24">ɛ</text:span></text:p>
          </table:table-cell>
          <table:table-cell table:style-name="Tabella4.A2" office:value-type="string">
            <text:p text:style-name="P195"><text:span text:style-name="T122">ko</text:span><text:span text:style-name="T119">zh</text:span>oi</text:p>
          </table:table-cell>
          <table:table-cell table:style-name="Tabella4.A2" office:value-type="string">
            <text:p text:style-name="P193"><text:span text:style-name="T122">ko</text:span><text:span text:style-name="T119">zh</text:span>oe</text:p>
          </table:table-cell>
          <table:table-cell table:style-name="Tabella4.A2" office:value-type="string">
            <text:p text:style-name="P193"><text:span text:style-name="T122">ko</text:span><text:span text:style-name="T119">zh</text:span>a</text:p>
          </table:table-cell>
          <table:table-cell table:style-name="Tabella4.J2" office:value-type="string">
            <text:p text:style-name="P193"><text:span text:style-name="T122">ko</text:span><text:span text:style-name="T119">g</text:span>a</text:p>
          </table:table-cell>
        </table:table-row>
        <table:table-row table:style-name="Tabella4.4">
          <table:table-cell table:style-name="Tabella4.A2" office:value-type="string">
            <text:p text:style-name="P191">Present Perfect</text:p>
          </table:table-cell>
          <table:table-cell table:style-name="Tabella4.A2" office:value-type="string">
            <text:p text:style-name="P196"><text:span text:style-name="T122">ko</text:span><text:span text:style-name="T119">r</text:span>mi</text:p>
          </table:table-cell>
          <table:table-cell table:style-name="Tabella4.A2" office:value-type="string">
            <text:p text:style-name="P196"><text:span text:style-name="T122">ko</text:span><text:span text:style-name="T119">r</text:span>me</text:p>
          </table:table-cell>
          <table:table-cell table:style-name="Tabella4.A2" office:value-type="string">
            <text:p text:style-name="P196"><text:span text:style-name="T122">ko</text:span><text:span text:style-name="T119">r</text:span>m<text:span text:style-name="T119">e</text:span>i</text:p>
          </table:table-cell>
          <table:table-cell table:style-name="Tabella4.A2" office:value-type="string">
            <text:p text:style-name="P196"><text:span text:style-name="T122">ko</text:span><text:span text:style-name="T119">r</text:span>mo</text:p>
          </table:table-cell>
          <table:table-cell table:style-name="Tabella4.A2" office:value-type="string">
            <text:p text:style-name="P196"><text:span text:style-name="T122">ko</text:span><text:span text:style-name="T119">r</text:span>mai</text:p>
          </table:table-cell>
          <table:table-cell table:style-name="Tabella4.A2" office:value-type="string">
            <text:p text:style-name="P196"><text:span text:style-name="T122">ko</text:span><text:span text:style-name="T119">r</text:span>moi</text:p>
          </table:table-cell>
          <table:table-cell table:style-name="Tabella4.A2" office:value-type="string">
            <text:p text:style-name="P196"><text:span text:style-name="T122">ko</text:span><text:span text:style-name="T119">r</text:span>moi</text:p>
          </table:table-cell>
          <table:table-cell table:style-name="Tabella4.A2" office:value-type="string">
            <text:p text:style-name="P196"><text:span text:style-name="T122">ko</text:span><text:span text:style-name="T119">r</text:span>ma</text:p>
          </table:table-cell>
          <table:table-cell table:style-name="Tabella4.J2" office:value-type="string">
            <text:p text:style-name="P196"><text:span text:style-name="T122">ko</text:span><text:span text:style-name="T119">r</text:span>mat</text:p>
          </table:table-cell>
        </table:table-row>
        <table:table-row table:style-name="Tabella4.5">
          <table:table-cell table:style-name="Tabella4.A2" office:value-type="string">
            <text:p text:style-name="P191">Past Simple</text:p>
          </table:table-cell>
          <table:table-cell table:style-name="Tabella4.A2" office:value-type="string">
            <text:p text:style-name="P197"><text:span text:style-name="T122">ko</text:span>zhi</text:p>
          </table:table-cell>
          <table:table-cell table:style-name="Tabella4.A2" office:value-type="string">
            <text:p text:style-name="P197"><text:span text:style-name="T122">ko</text:span>zhe:i</text:p>
          </table:table-cell>
          <table:table-cell table:style-name="Tabella4.A2" office:value-type="string">
            <text:p text:style-name="P197"><text:span text:style-name="T122">ko</text:span>zho:i</text:p>
          </table:table-cell>
          <table:table-cell table:style-name="Tabella4.A2" office:value-type="string">
            <text:p text:style-name="P197"><text:span text:style-name="T122">ko</text:span>zho</text:p>
          </table:table-cell>
          <table:table-cell table:style-name="Tabella4.A2" office:value-type="string">
            <text:p text:style-name="P197"><text:span text:style-name="T122">ko</text:span>s<text:span text:style-name="T122">h</text:span>i</text:p>
          </table:table-cell>
          <table:table-cell table:style-name="Tabella4.A2" office:value-type="string">
            <text:p text:style-name="P197"><text:span text:style-name="T122">ko</text:span>s<text:span text:style-name="T122">h</text:span>oi</text:p>
          </table:table-cell>
          <table:table-cell table:style-name="Tabella4.A2" office:value-type="string">
            <text:p text:style-name="P197"><text:span text:style-name="T122">ko</text:span>zho:e</text:p>
          </table:table-cell>
          <table:table-cell table:style-name="Tabella4.A2" office:value-type="string">
            <text:p text:style-name="P197"><text:span text:style-name="T122">ko</text:span>zha</text:p>
          </table:table-cell>
          <table:table-cell table:style-name="Tabella4.J2" office:value-type="string">
            <text:p text:style-name="P197"><text:span text:style-name="T122">ko</text:span>zh<text:span text:style-name="T28">ɛ</text:span></text:p>
          </table:table-cell>
        </table:table-row>
        <table:table-row table:style-name="Tabella4.4">
          <table:table-cell table:style-name="Tabella4.A2" office:value-type="string">
            <text:p text:style-name="P191">Past Perfect</text:p>
          </table:table-cell>
          <table:table-cell table:style-name="Tabella4.A2" office:value-type="string">
            <text:p text:style-name="P198"><text:span text:style-name="T122">ko</text:span>t<text:span text:style-name="T120">r</text:span>i</text:p>
          </table:table-cell>
          <table:table-cell table:style-name="Tabella4.A2" office:value-type="string">
            <text:p text:style-name="P198"><text:span text:style-name="T122">ko</text:span>t<text:span text:style-name="T120">r</text:span>e</text:p>
          </table:table-cell>
          <table:table-cell table:style-name="Tabella4.A2" office:value-type="string">
            <text:p text:style-name="P198"><text:span text:style-name="T122">ko</text:span>t<text:span text:style-name="T120">r</text:span>e:i</text:p>
          </table:table-cell>
          <table:table-cell table:style-name="Tabella4.A2" office:value-type="string">
            <text:p text:style-name="P198"><text:span text:style-name="T122">ko</text:span>t<text:span text:style-name="T120">r</text:span>o</text:p>
          </table:table-cell>
          <table:table-cell table:style-name="Tabella4.A2" office:value-type="string">
            <text:p text:style-name="P198"><text:span text:style-name="T122">ko</text:span><text:span text:style-name="T120">tr</text:span>a:i</text:p>
          </table:table-cell>
          <table:table-cell table:style-name="Tabella4.A2" office:value-type="string">
            <text:p text:style-name="P198"><text:span text:style-name="T122">ko</text:span><text:span text:style-name="T120">tr</text:span>o:i</text:p>
          </table:table-cell>
          <table:table-cell table:style-name="Tabella4.A2" office:value-type="string">
            <text:p text:style-name="P198"><text:span text:style-name="T122">ko</text:span><text:span text:style-name="T120">tr</text:span>o:e</text:p>
          </table:table-cell>
          <table:table-cell table:style-name="Tabella4.A2" office:value-type="string">
            <text:p text:style-name="P198"><text:span text:style-name="T122">ko</text:span>t<text:span text:style-name="T120">r</text:span>a</text:p>
          </table:table-cell>
          <table:table-cell table:style-name="Tabella4.J2" office:value-type="string">
            <text:p text:style-name="P198"><text:span text:style-name="T122">ko</text:span>t<text:span text:style-name="T120">r</text:span>at</text:p>
          </table:table-cell>
        </table:table-row>
        <table:table-row table:style-name="Tabella4.7">
          <table:table-cell table:style-name="Tabella4.A2" office:value-type="string">
            <text:p text:style-name="P191">Future Simple</text:p>
          </table:table-cell>
          <table:table-cell table:style-name="Tabella4.A2" office:value-type="string">
            <text:p text:style-name="P199"><text:span text:style-name="T122">ko</text:span>g<text:span text:style-name="T120">r</text:span>ai</text:p>
          </table:table-cell>
          <table:table-cell table:style-name="Tabella4.A2" office:value-type="string">
            <text:p text:style-name="P199"><text:span text:style-name="T122">ko</text:span>g<text:span text:style-name="T120">r</text:span>ei</text:p>
          </table:table-cell>
          <table:table-cell table:style-name="Tabella4.A2" office:value-type="string">
            <text:p text:style-name="P199"><text:span text:style-name="T122">ko</text:span>g<text:span text:style-name="T120">r</text:span>o:i</text:p>
          </table:table-cell>
          <table:table-cell table:style-name="Tabella4.A2" office:value-type="string">
            <text:p text:style-name="P199"><text:span text:style-name="T122">ko</text:span>g<text:span text:style-name="T120">r</text:span>o</text:p>
          </table:table-cell>
          <table:table-cell table:style-name="Tabella4.A2" office:value-type="string">
            <text:p text:style-name="P199"><text:span text:style-name="T122">ko</text:span>g<text:span text:style-name="T120">r</text:span><text:span text:style-name="T24">is</text:span></text:p>
          </table:table-cell>
          <table:table-cell table:style-name="Tabella4.A2" office:value-type="string">
            <text:p text:style-name="P199"><text:span text:style-name="T122">ko</text:span>g<text:span text:style-name="T120">r</text:span>os</text:p>
          </table:table-cell>
          <table:table-cell table:style-name="Tabella4.A2" office:value-type="string">
            <text:p text:style-name="P199"><text:span text:style-name="T122">ko</text:span>g<text:span text:style-name="T120">r</text:span><text:span text:style-name="T28">ɛ</text:span><text:span text:style-name="T24">s</text:span></text:p>
          </table:table-cell>
          <table:table-cell table:style-name="Tabella4.A2" office:value-type="string">
            <text:p text:style-name="P200"><text:span text:style-name="T122">ko</text:span>g<text:span text:style-name="T120">r</text:span>as</text:p>
          </table:table-cell>
          <table:table-cell table:style-name="Tabella4.J2" office:value-type="string">
            <text:p text:style-name="P200"><text:span text:style-name="T122">ko</text:span>g<text:span text:style-name="T120">r</text:span>yos</text:p>
          </table:table-cell>
        </table:table-row>
        <table:table-row table:style-name="Tabella4.5">
          <table:table-cell table:style-name="Tabella4.A2" office:value-type="string">
            <text:p text:style-name="P191">Future Perfect</text:p>
          </table:table-cell>
          <table:table-cell table:style-name="Tabella4.A2" office:value-type="string">
            <text:p text:style-name="P201"><text:span text:style-name="T122">ko</text:span><text:span text:style-name="T120">r</text:span>bit</text:p>
          </table:table-cell>
          <table:table-cell table:style-name="Tabella4.A2" office:value-type="string">
            <text:p text:style-name="P201"><text:span text:style-name="T122">ko</text:span><text:span text:style-name="T120">r</text:span>bet</text:p>
          </table:table-cell>
          <table:table-cell table:style-name="Tabella4.A2" office:value-type="string">
            <text:p text:style-name="P201"><text:span text:style-name="T122">ko</text:span><text:span text:style-name="T120">r</text:span>be:i</text:p>
          </table:table-cell>
          <table:table-cell table:style-name="Tabella4.A2" office:value-type="string">
            <text:p text:style-name="P202"><text:span text:style-name="T122">ko</text:span>rbo</text:p>
          </table:table-cell>
          <table:table-cell table:style-name="Tabella4.A2" office:value-type="string">
            <text:p text:style-name="P201"><text:span text:style-name="T122">ko</text:span><text:span text:style-name="T120">r</text:span>bi</text:p>
          </table:table-cell>
          <table:table-cell table:style-name="Tabella4.A2" office:value-type="string">
            <text:p text:style-name="P201"><text:span text:style-name="T122">ko</text:span><text:span text:style-name="T120">r</text:span>bot</text:p>
          </table:table-cell>
          <table:table-cell table:style-name="Tabella4.A2" office:value-type="string">
            <text:p text:style-name="P201"><text:span text:style-name="T122">ko</text:span><text:span text:style-name="T120">r</text:span>bo:e</text:p>
          </table:table-cell>
          <table:table-cell table:style-name="Tabella4.A2" office:value-type="string">
            <text:p text:style-name="P201"><text:span text:style-name="T122">ko</text:span><text:span text:style-name="T120">r</text:span>ba</text:p>
          </table:table-cell>
          <table:table-cell table:style-name="Tabella4.J2" office:value-type="string">
            <text:p text:style-name="P201"><text:span text:style-name="T122">ko</text:span><text:span text:style-name="T120">r</text:span>ba:t</text:p>
          </table:table-cell>
        </table:table-row>
        <table:table-row>
          <table:table-cell table:style-name="Tabella4.A2" office:value-type="string">
            <text:p text:style-name="P191">Continuous Form</text:p>
          </table:table-cell>
          <table:table-cell table:style-name="Tabella4.A2" office:value-type="string">
            <text:p text:style-name="P203"><text:span text:style-name="T122">ko</text:span><text:span text:style-name="T120">r</text:span><text:span text:style-name="T98">l</text:span>o:<text:span text:style-name="T98">t</text:span></text:p>
          </table:table-cell>
          <table:table-cell table:style-name="Tabella4.A2" office:value-type="string">
            <text:p text:style-name="P204"><text:span text:style-name="T122">ko</text:span><text:span text:style-name="T120">r</text:span>la:i</text:p>
          </table:table-cell>
          <table:table-cell table:style-name="Tabella4.A2" office:value-type="string">
            <text:p text:style-name="P203"><text:span text:style-name="T122">ko</text:span><text:span text:style-name="T120">r</text:span>lo</text:p>
          </table:table-cell>
          <table:table-cell table:style-name="Tabella4.A2" office:value-type="string">
            <text:p text:style-name="P203"><text:span text:style-name="T122">ko</text:span><text:span text:style-name="T120">r</text:span>lo<text:span text:style-name="T104">i</text:span></text:p>
          </table:table-cell>
          <table:table-cell table:style-name="Tabella4.A2" office:value-type="string">
            <text:p text:style-name="P203"><text:span text:style-name="T122">ko</text:span><text:span text:style-name="T120">r</text:span>lo</text:p>
          </table:table-cell>
          <table:table-cell table:style-name="Tabella4.A2" office:value-type="string">
            <text:p text:style-name="P203"><text:span text:style-name="T122">ko</text:span><text:span text:style-name="T120">r</text:span>loi</text:p>
          </table:table-cell>
          <table:table-cell table:style-name="Tabella4.A2" office:value-type="string">
            <text:p text:style-name="P203"><text:span text:style-name="T122">ko</text:span><text:span text:style-name="T120">r</text:span>lo<text:span text:style-name="T104">t</text:span></text:p>
          </table:table-cell>
          <table:table-cell table:style-name="Tabella4.A2" office:value-type="string">
            <text:p text:style-name="P203"><text:span text:style-name="T122">ko</text:span><text:span text:style-name="T120">r</text:span>lo<text:span text:style-name="T104">t</text:span>i</text:p>
          </table:table-cell>
          <table:table-cell table:style-name="Tabella4.J2" office:value-type="string">
            <text:p text:style-name="P203"><text:span text:style-name="T122">ko</text:span><text:span text:style-name="T120">r</text:span>l<text:span text:style-name="T104">at</text:span></text:p>
          </table:table-cell>
        </table:table-row>
      </table:table>
      <text:p text:style-name="P185"/>
      <text:p text:style-name="P55"><text:span text:style-name="T11">Culture</text:span><text:span text:style-name="T10">:</text:span></text:p>
      <text:p text:style-name="P107"/>
      <text:p text:style-name="P114">Every Word that is marked with EIC (Explained in Culture) will be Explained here</text:p>
      <text:p text:style-name="P114"/>
      <text:p text:style-name="P141">Short History of this people:</text:p>
      <text:p text:style-name="P126"/>
      <text:p text:style-name="P168"><text:bookmark text:name="tw-target-text"/><text:soft-page-break/>the peoples who inhabited these lands began to settle near the lakes and gulfs of the eastern part of the continent, subsequently expanding, occupying the entire continent. The first conquests of the Eastern Empire began with the "Taking of the Northern Kingdom", in which the Empire assimilated the entire area north of the central mountain range. the Empire continued to expand, assimilating territories and cultures until it occupied the entire continent.</text:p>
      <text:p text:style-name="P168"/>
      <text:p text:style-name="P168"><text:bookmark text:name="tw-target-text1"/>The empire's activities are centered on the trade of precious metals and fine spices with the Matnaath islands, which in turn, sell them to the Federation of the three kings, which act as a crossroads between the Matnaath islands and the eastern empire. The other main trading partners of the empire are the Hosnoth empire (with which the empire tries to trade through long ship journeys, which are often attacked by Maatnathian pirates) and with the western empire, which, however, being very distant it is difficult to reach, and in fact it is not a widely used route. There have been several wars between the empire and the Matnaath islands for control of trade with the west but the islanders have a very powerful army and have never managed to be defeated by the empire, moreover the Hosnoth empire often supports the the island of Matnaath because they are allies and do not want the eastern empire to expand further.</text:p>
      <text:p text:style-name="P168"/>
      <text:p text:style-name="P168"/>
      <text:p text:style-name="P1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17T12:42:51.433000000</dc:date>
    <meta:editing-duration>PT17H54M40S</meta:editing-duration>
    <meta:editing-cycles>609</meta:editing-cycles>
    <meta:generator>LibreOffice/7.6.1.2$Windows_X86_64 LibreOffice_project/f5defcebd022c5bc36bbb79be232cb6926d8f674</meta:generator>
    <meta:document-statistic meta:table-count="4" meta:image-count="0" meta:object-count="0" meta:page-count="8" meta:paragraph-count="502" meta:word-count="1544" meta:character-count="8320" meta:non-whitespace-character-count="7213"/>
  </office:meta>
</office:document-meta>
</file>